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8.75cm" fo:min-width="19cm" style:writing-mode="lr-tb" loext:decorative="false"/>
      <style:paragraph-properties style:writing-mode="lr-tb"/>
    </style:style>
    <style:style style:name="gr3" style:family="graphic" style:parent-style-name="standard">
      <style:graphic-properties svg:stroke-color="#00a933" draw:fill-color="#afd095" draw:textarea-horizontal-align="justify" draw:textarea-vertical-align="middle" draw:auto-grow-height="false" fo:min-height="1.25cm" fo:min-width="5.5cm" style:writing-mode="lr-tb" loext:decorative="false"/>
      <style:paragraph-properties style:writing-mode="lr-tb"/>
    </style:style>
    <style:style style:name="gr4" style:family="graphic" style:parent-style-name="standard">
      <style:graphic-properties svg:stroke-color="#00a933" draw:fill-color="#afd095" draw:textarea-horizontal-align="justify" draw:textarea-vertical-align="middle" draw:auto-grow-height="false" fo:min-height="1.25cm" fo:min-width="3cm" style:writing-mode="lr-tb" loext:decorative="false"/>
      <style:paragraph-properties style:writing-mode="lr-tb"/>
    </style:style>
    <style:style style:name="gr5" style:family="graphic" style:parent-style-name="standard">
      <style:graphic-properties svg:stroke-color="#00a933" draw:fill-color="#afd095" draw:textarea-horizontal-align="justify" draw:textarea-vertical-align="middle" draw:auto-grow-height="false" fo:min-height="1.25cm" fo:min-width="6.5cm" style:writing-mode="lr-tb" loext:decorative="false"/>
      <style:paragraph-properties style:writing-mode="lr-tb"/>
    </style:style>
    <style:style style:name="gr6" style:family="graphic" style:parent-style-name="objectwithoutfill">
      <style:graphic-properties svg:stroke-width="0.081cm" svg:stroke-color="#000000" draw:marker-start-width="0.326cm" draw:marker-end="Arrowheads_20_1" draw:marker-end-width="0.346cm" draw:fill="none" draw:fill-color="#000000" draw:textarea-vertical-align="middle" fo:padding-top="0.14cm" fo:padding-bottom="0.14cm" fo:padding-left="0.265cm" fo:padding-right="0.265cm" loext:decorative="false"/>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withoutfill">
      <style:graphic-properties svg:stroke-width="0.081cm" svg:stroke-color="#000000" draw:marker-start="Arrowheads_20_2" draw:marker-start-width="0.326cm" draw:marker-end="" draw:marker-end-width="0.346cm" draw:fill="none" draw:fill-color="#000000" draw:textarea-vertical-align="middle" fo:padding-top="0.14cm" fo:padding-bottom="0.14cm" fo:padding-left="0.265cm" fo:padding-right="0.265cm" loext:decorative="false"/>
    </style:style>
    <style:style style:name="gr9" style:family="graphic" style:parent-style-name="standard">
      <style:graphic-properties draw:fill="none" draw:textarea-vertical-align="middle" draw:auto-grow-height="false" fo:min-height="8.282cm" fo:min-width="0cm" fo:wrap-option="wrap"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standard">
      <style:graphic-properties svg:stroke-color="#00a933" draw:fill-color="#afd095" draw:textarea-horizontal-align="justify" draw:textarea-vertical-align="middle" draw:auto-grow-height="false" fo:min-height="1.25cm" fo:min-width="2cm" style:writing-mode="lr-tb"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5cm" loext:decorative="false"/>
      <style:paragraph-properties style:writing-mode="lr-tb"/>
    </style:style>
    <style:style style:name="gr13" style:family="graphic" style:parent-style-name="objectwithoutfill">
      <style:graphic-properties draw:stroke="dash" draw:stroke-dash="Long_20_Dot" draw:marker-end="Arrowheads_20_4" draw:marker-end-width="0.3cm" svg:stroke-linecap="butt" draw:fill="none"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1.486cm" loext:decorative="false"/>
      <style:paragraph-properties style:writing-mode="lr-tb"/>
    </style:style>
    <style:style style:name="gr17" style:family="graphic" style:parent-style-name="standard">
      <style:graphic-properties draw:fill="none" draw:textarea-vertical-align="middle" draw:auto-grow-height="false" fo:min-height="10.178cm" fo:min-width="0cm" fo:wrap-option="wrap"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0.51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9.406cm" loext:decorative="false"/>
      <style:paragraph-properties style:writing-mode="lr-tb"/>
    </style:style>
    <style:style style:name="gr23" style:family="graphic" style:parent-style-name="standard">
      <style:graphic-properties draw:fill="none" draw:textarea-vertical-align="middle" draw:auto-grow-height="false" fo:min-height="7.781cm" fo:min-width="0cm" fo:wrap-option="wrap" loext:decorative="false"/>
    </style:style>
    <style:style style:name="gr2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5" style:family="graphic" style:parent-style-name="standard">
      <style:graphic-properties draw:fill="none" draw:textarea-vertical-align="middle" draw:auto-grow-height="false" fo:min-height="17.504cm" fo:min-width="0cm" fo:wrap-option="wrap" loext:decorative="false"/>
    </style:style>
    <style:style style:name="gr26" style:family="graphic" style:parent-style-name="standard">
      <style:graphic-properties draw:stroke="none" svg:stroke-color="#000000" draw:fill="none" draw:fill-color="#ffffff" draw:auto-grow-height="true" draw:auto-grow-width="false" fo:min-height="0.94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textarea-horizontal-align="justify" draw:textarea-vertical-align="middle" draw:auto-grow-height="false" fo:min-height="2.757cm" fo:min-width="18.122cm"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26cm" loext:decorative="false"/>
      <style:paragraph-properties style:writing-mode="lr-tb"/>
    </style:style>
    <style:style style:name="gr31" style:family="graphic" style:parent-style-name="standard">
      <style:graphic-properties svg:stroke-color="#00a933" draw:fill-color="#afd095" draw:textarea-horizontal-align="justify" draw:textarea-vertical-align="middle" draw:auto-grow-height="false" fo:min-height="1.25cm" fo:min-width="1.134cm" style:writing-mode="lr-tb"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standard">
      <style:graphic-properties draw:fill="none" draw:textarea-vertical-align="middle" draw:auto-grow-height="false" fo:min-height="1.275cm" fo:min-width="0cm" fo:wrap-option="wrap" loext:decorative="false"/>
    </style:style>
    <style:style style:name="gr34" style:family="graphic" style:parent-style-name="standard" style:list-style-name="L1">
      <style:graphic-properties draw:stroke="none" svg:stroke-color="#000000" draw:fill="none" draw:fill-color="#ffffff" draw:auto-grow-height="true" draw:auto-grow-width="false" fo:min-height="1.63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36" style:family="graphic" style:parent-style-name="standard">
      <style:graphic-properties draw:stroke-linejoin="round" svg:stroke-linecap="round" draw:textarea-horizontal-align="justify" draw:textarea-vertical-align="middle" draw:auto-grow-height="false" fo:min-height="4.165cm" fo:min-width="8.606cm" style:writing-mode="lr-tb" loext:decorative="false"/>
      <style:paragraph-properties style:writing-mode="lr-tb"/>
    </style:style>
    <style:style style:name="gr37" style:family="graphic" style:parent-style-name="objectwithoutfill">
      <style:graphic-properties draw:stroke="dash" draw:stroke-dash="Long_20_Dot" svg:stroke-width="0.028cm" svg:stroke-color="#000000" draw:marker-start-width="0.247cm" draw:marker-end="Arrowheads_20_1" draw:marker-end-width="0.267cm" svg:stroke-linecap="butt" draw:fill="none" draw:fill-color="#000000" draw:textarea-vertical-align="middle" fo:padding-top="0.114cm" fo:padding-bottom="0.114cm" fo:padding-left="0.239cm" fo:padding-right="0.239cm" loext:decorative="false"/>
    </style:style>
    <style:style style:name="gr38" style:family="graphic" style:parent-style-name="standard">
      <style:graphic-properties draw:fill="none" draw:textarea-vertical-align="middle" draw:auto-grow-height="false" fo:min-height="3.877cm" fo:min-width="0cm" fo:wrap-option="wrap" loext:decorative="false"/>
    </style:style>
    <style:style style:name="gr39" style:family="graphic" style:parent-style-name="objectwithoutfill">
      <style:graphic-properties draw:stroke="dash" draw:stroke-dash="Long_20_Dot" svg:stroke-width="0.028cm" svg:stroke-color="#000000" draw:marker-start="Arrowheads_20_8" draw:marker-start-width="0.247cm" draw:marker-end="Arrowheads_20_7" draw:marker-end-width="0.267cm" svg:stroke-linecap="butt" draw:fill="none" draw:textarea-vertical-align="middle" fo:padding-top="0.114cm" fo:padding-bottom="0.114cm" fo:padding-left="0.239cm" fo:padding-right="0.239cm" loext:decorative="false"/>
    </style:style>
    <style:style style:name="gr40" style:family="graphic" style:parent-style-name="standard" style:list-style-name="L1">
      <style:graphic-properties draw:stroke="none" svg:stroke-color="#000000" draw:fill="none" draw:fill-color="#ffffff" draw:auto-grow-height="true" draw:auto-grow-width="false" fo:min-height="0.974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outline1">
      <style:graphic-properties fo:min-height="11.929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3_5f_-title">
      <style:graphic-properties fo:min-height="2.5cm" loext:decorative="false"/>
      <style:paragraph-properties style:writing-mode="lr-tb"/>
    </style:style>
    <style:style style:name="pr7" style:family="presentation" style:parent-style-name="Forestbird3_5f_-notes">
      <style:graphic-properties draw:fill-color="#ffffff" fo:min-height="13.876cm" loext:decorative="false"/>
      <style:paragraph-properties style:writing-mode="lr-tb"/>
    </style:style>
    <style:style style:name="pr8" style:family="presentation" style:parent-style-name="Forestbird3_5f__5f_-title">
      <style:graphic-properties fo:min-height="2.5cm" loext:decorative="false"/>
      <style:paragraph-properties style:writing-mode="lr-tb"/>
    </style:style>
    <style:style style:name="pr9" style:family="presentation" style:parent-style-name="Forestbird3_5f__5f_-outline1">
      <style:graphic-properties fo:min-height="12cm" loext:decorative="false"/>
      <style:paragraph-properties style:writing-mode="lr-tb"/>
    </style:style>
    <style:style style:name="pr10" style:family="presentation" style:parent-style-name="Forestbird3_5f__5f_-notes">
      <style:graphic-properties draw:fill-color="#ffffff" fo:min-height="13.364cm" loext:decorative="false"/>
      <style:paragraph-properties style:writing-mode="lr-tb"/>
    </style:style>
    <style:style style:name="pr11" style:family="presentation" style:parent-style-name="Forestbird3-title">
      <style:graphic-properties draw:auto-grow-height="true" fo:min-height="2.5cm" loext:decorative="false"/>
      <style:paragraph-properties style:writing-mode="lr-tb"/>
    </style:style>
    <style:style style:name="pr12" style:family="presentation" style:parent-style-name="Forestbird3-notes">
      <style:graphic-properties draw:fill-color="#ffffff" draw:auto-grow-height="true" fo:min-height="14.293cm" loext:decorative="false"/>
      <style:paragraph-properties style:writing-mode="lr-tb"/>
    </style:style>
    <style:style style:name="pr13" style:family="presentation" style:parent-style-name="Forestbird3-notes">
      <style:graphic-properties draw:fill-color="#ffffff" draw:auto-grow-height="true" fo:min-height="14.468cm" loext:decorative="false"/>
      <style:paragraph-properties style:writing-mode="lr-tb"/>
    </style:style>
    <style:style style:name="pr14" style:family="presentation" style:parent-style-name="Forestbird2-title">
      <style:graphic-properties draw:auto-grow-height="true" fo:min-height="2.5cm" loext:decorative="false"/>
      <style:paragraph-properties style:writing-mode="lr-tb"/>
    </style:style>
    <style:style style:name="pr15" style:family="presentation" style:parent-style-name="Forestbird2-outline1">
      <style:graphic-properties fo:min-height="12cm" loext:decorative="false"/>
      <style:paragraph-properties style:writing-mode="lr-tb"/>
    </style:style>
    <style:style style:name="pr16" style:family="presentation" style:parent-style-name="Forestbird2-notes">
      <style:graphic-properties draw:fill-color="#ffffff" draw:auto-grow-height="true" fo:min-height="13.364cm" loext:decorative="false"/>
      <style:paragraph-properties style:writing-mode="lr-tb"/>
    </style:style>
    <style:style style:name="pr17" style:family="presentation" style:parent-style-name="Forestbird2_5f_-title">
      <style:graphic-properties draw:auto-grow-height="true" fo:min-height="2.5cm" loext:decorative="false"/>
      <style:paragraph-properties style:writing-mode="lr-tb"/>
    </style:style>
    <style:style style:name="pr18" style:family="presentation" style:parent-style-name="Forestbird2_5f_-notes">
      <style:graphic-properties draw:fill-color="#ffffff" draw:auto-grow-height="true" fo:min-height="13.364cm" loext:decorative="false"/>
      <style:paragraph-properties style:writing-mode="lr-tb"/>
    </style:style>
    <style:style style:name="pr19" style:family="presentation" style:parent-style-name="Forestbird2_5f__5f_-title">
      <style:graphic-properties draw:auto-grow-height="true" fo:min-height="2.5cm" loext:decorative="false"/>
      <style:paragraph-properties style:writing-mode="lr-tb"/>
    </style:style>
    <style:style style:name="pr20" style:family="presentation" style:parent-style-name="Forestbird2_5f__5f_-notes">
      <style:graphic-properties draw:fill-color="#ffffff" draw:auto-grow-height="true" fo:min-height="13.364cm" loext:decorative="false"/>
      <style:paragraph-properties style:writing-mode="lr-tb"/>
    </style:style>
    <style:style style:name="pr21" style:family="presentation" style:parent-style-name="Forestbird2_5f__5f__5f_-title">
      <style:graphic-properties draw:auto-grow-height="true" fo:min-height="2.5cm" loext:decorative="false"/>
      <style:paragraph-properties style:writing-mode="lr-tb"/>
    </style:style>
    <style:style style:name="pr22" style:family="presentation" style:parent-style-name="Forestbird2_5f__5f__5f_-notes">
      <style:graphic-properties draw:fill-color="#ffffff" draw:auto-grow-height="true" fo:min-height="13.364cm" loext:decorative="false"/>
      <style:paragraph-properties style:writing-mode="lr-tb"/>
    </style:style>
    <style:style style:name="pr23" style:family="presentation" style:parent-style-name="Forestbird3_5f_-title">
      <style:graphic-properties draw:auto-grow-height="true" fo:min-height="2.5cm" loext:decorative="false"/>
      <style:paragraph-properties style:writing-mode="lr-tb"/>
    </style:style>
    <style:style style:name="pr24" style:family="presentation" style:parent-style-name="Forestbird3_5f_-outline1">
      <style:graphic-properties fo:min-height="12cm" loext:decorative="false"/>
      <style:paragraph-properties style:writing-mode="lr-tb"/>
    </style:style>
    <style:style style:name="pr25" style:family="presentation" style:parent-style-name="Forestbird3_5f_-notes">
      <style:graphic-properties draw:fill-color="#ffffff" draw:auto-grow-height="true" fo:min-height="13.364cm"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3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1cm" style:use-optimal-column-width="false"/>
    </style:style>
    <style:style style:name="co8" style:family="table-column">
      <style:table-column-properties style:column-width="4.233cm" style:use-optimal-column-width="false"/>
    </style:style>
    <style:style style:name="co9" style:family="table-column">
      <style:table-column-properties style:column-width="4.694cm" style:use-optimal-column-width="false"/>
    </style:style>
    <style:style style:name="co10" style:family="table-column">
      <style:table-column-properties style:column-width="3.396cm" style:use-optimal-column-width="false"/>
    </style:style>
    <style:style style:name="co11" style:family="table-column">
      <style:table-column-properties style:column-width="5.171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1cm" style:use-optimal-column-width="false"/>
    </style:style>
    <style:style style:name="co14" style:family="table-column">
      <style:table-column-properties style:column-width="4.018cm" style:use-optimal-column-width="false"/>
    </style:style>
    <style:style style:name="co15" style:family="table-column">
      <style:table-column-properties style:column-width="2.784cm" style:use-optimal-column-width="false"/>
    </style:style>
    <style:style style:name="co16" style:family="table-column">
      <style:table-column-properties style:column-width="4.785cm" style:use-optimal-column-width="false"/>
    </style:style>
    <style:style style:name="co17" style:family="table-column">
      <style:table-column-properties style:column-width="2.393cm" style:use-optimal-column-width="false"/>
    </style:style>
    <style:style style:name="co18" style:family="table-column">
      <style:table-column-properties style:column-width="4.172cm" style:use-optimal-column-width="false"/>
    </style:style>
    <style:style style:name="co19" style:family="table-column">
      <style:table-column-properties style:column-width="4.218cm" style:use-optimal-column-width="false"/>
    </style:style>
    <style:style style:name="co20" style:family="table-column">
      <style:table-column-properties style:column-width="3.13cm" style:use-optimal-column-width="false"/>
    </style:style>
    <style:style style:name="co21" style:family="table-column">
      <style:table-column-properties style:column-width="2.41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1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8cm" style:use-optimal-column-width="false"/>
    </style:style>
    <style:style style:name="co27" style:family="table-column">
      <style:table-column-properties style:column-width="1.878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5cm" style:use-optimal-column-width="false"/>
    </style:style>
    <style:style style:name="ro1" style:family="table-row">
      <style:table-row-properties style:row-height="0.732cm" style:use-optimal-row-height="false"/>
    </style:style>
    <style:style style:name="ro2" style:family="table-row">
      <style:table-row-properties style:row-height="0.879cm" style:use-optimal-row-height="false"/>
    </style:style>
    <style:style style:name="ro3" style:family="table-row">
      <style:table-row-properties style:row-height="0.734cm" style:use-optimal-row-height="false"/>
    </style:style>
    <style:style style:name="ro4" style:family="table-row">
      <style:table-row-properties style:row-height="0.696cm" style:use-optimal-row-height="false"/>
    </style:style>
    <style:style style:name="ro5" style:family="table-row">
      <style:table-row-properties style:row-height="0.221cm" style:use-optimal-row-height="false"/>
    </style:style>
    <style:style style:name="ce1" style:family="table-cell">
      <style:paragraph-properties fo:text-align="center" fo:border="0.85pt solid #666666"/>
      <style:text-properties style:font-name="Consolas"/>
    </style:style>
    <style:style style:name="ce2" style:family="table-cell">
      <style:paragraph-properties fo:text-align="center" fo:border="0.85pt solid #666666"/>
      <style:text-properties style:font-name="Consolas" fo:font-size="14pt" style:font-size-asian="14pt" style:font-size-complex="14pt"/>
    </style:style>
    <style:style style:name="ce3" style:family="table-cell">
      <style:paragraph-properties fo:text-align="center"/>
      <style:text-properties style:font-name="Consolas" fo:font-size="14pt" style:font-size-asian="14pt" style:font-size-complex="14pt"/>
    </style:style>
    <style:style style:name="ce4"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374cm" fo:margin-bottom="0cm" fo:text-align="start" fo:text-indent="0cm"/>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none" draw:fill-color="#000000"/>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style:paragraph-properties fo:margin-left="0cm" fo:margin-right="0cm" fo:text-indent="-0.6cm"/>
    </style:style>
    <style:style style:name="P12" style:family="paragraph">
      <style:paragraph-properties fo:margin-left="0cm" fo:margin-right="0cm" fo:text-indent="0cm"/>
    </style:style>
    <style:style style:name="P13" style:family="paragraph">
      <loext:graphic-properties draw:fill-color="#ffffff"/>
      <style:text-properties fo:font-size="14pt" style:font-size-asian="14pt" style:font-size-complex="14pt"/>
    </style:style>
    <style:style style:name="P14" style:family="paragraph">
      <loext:graphic-properties draw:fill="none" draw:fill-color="#ffffff"/>
      <style:text-properties style:font-name="Consolas" fo:font-size="14pt" style:font-size-asian="14pt" style:font-size-complex="14pt"/>
    </style:style>
    <style:style style:name="P15" style:family="paragraph">
      <style:paragraph-properties fo:text-align="center"/>
      <style:text-properties style:font-name="Consolas"/>
    </style:style>
    <style:style style:name="P16" style:family="paragraph">
      <style:paragraph-properties fo:text-align="center"/>
      <style:text-properties style:font-name="Consolas" fo:font-size="14pt" style:font-size-asian="14pt" style:font-size-complex="14pt"/>
    </style:style>
    <style:style style:name="P17" style:family="paragraph">
      <loext:graphic-properties draw:fill-color="#ffffff"/>
      <style:paragraph-properties fo:margin-left="0cm" fo:margin-right="0cm" fo:text-indent="0cm"/>
      <style:text-properties fo:font-size="14pt" style:font-size-asian="14pt" style:font-size-complex="14pt"/>
    </style:style>
    <style:style style:name="P18" style:family="paragraph">
      <loext:graphic-properties draw:fill="none" draw:fill-color="#ffffff"/>
      <style:text-properties fo:font-size="18pt"/>
    </style:style>
    <style:style style:name="P19" style:family="paragraph">
      <style:paragraph-properties fo:text-align="center"/>
      <style:text-properties style:font-name="Liberation Sans1"/>
    </style:style>
    <style:style style:name="P20" style:family="paragraph">
      <style:paragraph-properties fo:margin-left="0cm" fo:margin-right="0cm" fo:margin-top="0cm" fo:margin-bottom="0cm" fo:line-height="100%" fo:text-indent="0cm"/>
    </style:style>
    <style:style style:name="P21" style:family="paragraph">
      <loext:graphic-properties draw:fill-color="#ffffff"/>
      <style:paragraph-properties fo:margin-left="0cm" fo:margin-right="0cm" fo:text-indent="0cm"/>
      <style:text-properties fo:font-size="14pt"/>
    </style:style>
    <style:style style:name="P22" style:family="paragraph">
      <style:paragraph-properties fo:text-align="start"/>
    </style:style>
    <style:style style:name="P23" style:family="paragraph">
      <style:paragraph-properties fo:margin-left="0cm" fo:margin-right="0cm" fo:margin-top="0.374cm" fo:margin-bottom="0cm" fo:text-indent="0cm"/>
    </style:style>
    <style:style style:name="P24" style:family="paragraph">
      <style:paragraph-properties fo:margin-left="0cm" fo:margin-right="0cm" fo:margin-top="0cm" fo:margin-bottom="0cm" fo:text-indent="0cm"/>
    </style:style>
    <style:style style:name="P25" style:family="paragraph">
      <loext:graphic-properties draw:fill-color="#ffffff"/>
      <style:paragraph-properties fo:margin-left="0cm" fo:margin-right="0cm" fo:margin-top="0.374cm" fo:margin-bottom="0cm" fo:text-indent="0cm"/>
      <style:text-properties fo:font-size="14pt" style:font-size-asian="14pt" style:font-size-complex="14pt"/>
    </style:style>
    <style:style style:name="P26" style:family="paragraph">
      <loext:graphic-properties draw:fill="none" draw:fill-color="#ffffff"/>
      <style:paragraph-properties fo:margin-left="0cm" fo:margin-right="0cm" fo:margin-top="0cm" fo:margin-bottom="0cm" fo:line-height="100%" fo:text-indent="0cm"/>
      <style:text-properties style:font-name="Consolas" fo:font-size="14pt" style:font-size-asian="14pt" style:font-size-complex="14pt"/>
    </style:style>
    <style:style style:name="P27" style:family="paragraph">
      <style:paragraph-properties fo:margin-left="0cm" fo:margin-right="0cm" fo:margin-top="0cm" fo:margin-bottom="0cm" fo:line-height="100%" fo:text-align="center" fo:text-indent="0cm"/>
      <style:text-properties style:font-name="Consolas" fo:font-size="14pt" style:font-size-asian="14pt" style:font-size-complex="14pt"/>
    </style:style>
    <style:style style:name="P28" style:family="paragraph">
      <loext:graphic-properties draw:fill="none"/>
    </style:style>
    <style:style style:name="P29" style:family="paragraph">
      <style:text-properties style:font-name="Liberation Sans1"/>
    </style:style>
    <style:style style:name="P30"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color="#3465a4" loext:opacity="100%" style:font-name="Consolas" fo:font-size="14pt" style:font-size-asian="14pt" style:font-size-complex="14pt"/>
    </style:style>
    <style:style style:name="T3" style:family="text">
      <style:text-properties style:font-name="Consolas" fo:font-size="14pt" style:font-size-asian="14pt" style:font-size-complex="14pt"/>
    </style:style>
    <style:style style:name="T4" style:family="text">
      <style:text-properties fo:color="#81aca6" loext:opacity="100%" style:font-name="Consolas" fo:font-size="14pt" style:font-size-asian="14pt" style:font-size-complex="14pt"/>
    </style:style>
    <style:style style:name="T5" style:family="text">
      <style:text-properties fo:color="#000000" loext:opacity="100%" style:font-name="Consolas" fo:font-size="14pt" style:font-size-asian="14pt" style:font-size-complex="14pt"/>
    </style:style>
    <style:style style:name="T6" style:family="text">
      <style:text-properties fo:color="#ffa6a6" loext:opacity="100%" style:font-name="Consolas" fo:font-size="14pt" style:font-size-asian="14pt" style:font-size-complex="14pt"/>
    </style:style>
    <style:style style:name="T7" style:family="text">
      <style:text-properties style:use-window-font-color="true" loext:opacity="0%" style:font-name="Consolas" fo:font-size="14pt" style:font-size-asian="14pt" style:font-size-complex="14pt"/>
    </style:style>
    <style:style style:name="T8" style:family="text">
      <style:text-properties fo:font-variant="normal" fo:text-transform="none" fo:color="#3465a4"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8pt"/>
    </style:style>
    <style:style style:name="T12" style:family="text">
      <style:text-properties fo:font-size="14pt"/>
    </style:style>
    <style:style style:name="T13" style:family="text">
      <style:text-properties style:font-name="Consolas" fo:font-size="14pt" fo:font-weight="bold" style:font-size-asian="14pt" style:font-weight-asian="bold" style:font-size-complex="14pt" style:font-weight-complex="bold"/>
    </style:style>
    <style:style style:name="T14"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style:font-name="Consolas" fo:font-size="14pt" fo:font-weight="bold" style:font-size-asian="14pt" style:font-weight-asian="bold" style:font-size-complex="14pt" style:font-weight-complex="bold"/>
    </style:style>
    <style:style style:name="T16" style:family="text">
      <style:text-properties fo:font-variant="normal" fo:text-transform="none" fo:color="#81ac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variant="normal" fo:text-transform="none"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a6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fo:color="#3465a4" loext:opacity="100%" style:font-name="Consolas" fo:font-size="14pt" fo:font-weight="normal" style:font-size-asian="14pt" style:font-weight-asian="normal" style:font-size-complex="14pt" style:font-weight-complex="normal"/>
    </style:style>
    <style:style style:name="T22" style:family="text">
      <style:text-properties fo:color="#000000" loext:opacity="100%" style:font-name="Consolas" fo:font-size="14pt" fo:font-weight="normal" style:font-size-asian="14pt" style:font-weight-asian="normal" style:font-size-complex="14pt" style:font-weight-complex="normal"/>
    </style:style>
    <style:style style:name="T23" style:family="text">
      <style:text-properties fo:font-size="14pt" fo:font-weight="bold" style:font-weight-asian="bold" style:font-weight-complex="bold"/>
    </style:style>
    <style:style style:name="T24" style:family="text">
      <style:text-properties style:text-position="-8% 58%"/>
    </style:style>
    <style:style style:name="T25" style:family="text">
      <style:text-properties style:font-name="Liberation Sans1"/>
    </style:style>
    <style:style style:name="T26" style:family="text">
      <style:text-properties style:font-name="Liberation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Postgres - Insights</text:p>
          </draw:text-box>
        </draw:frame>
        <draw:frame presentation:style-name="pr2" draw:layer="layout" svg:width="25cm" svg:height="9cm" svg:x="1.5cm" svg:y="3.5cm" presentation:class="outline" presentation:user-transformed="true">
          <draw:text-box>
            <text:p>Agenda</text:p>
            <text:list text:style-name="L2">
              <text:list-item>
                <text:p>Database Page Layout</text:p>
              </text:list-item>
              <text:list-item>
                <text:p>System Catalog Tables</text:p>
              </text:list-item>
              <text:list-item>
                <text:p>Indexing</text:p>
              </text:list-item>
              <text:list-item>
                <text:p>Explain</text:p>
              </text:list-item>
              <text:list-item>
                <text:p>Next session: Monitoring</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2">Database Page Layout</text:p>
          </draw:text-box>
        </draw:frame>
        <draw:custom-shape draw:style-name="gr2" draw:text-style-name="P3" draw:layer="layout" svg:width="19.5cm" svg:height="9cm" svg:x="1.5cm" svg:y="3.5cm">
          <text:p/>
          <draw:enhanced-geometry svg:viewBox="0 0 21600 21600" draw:type="rectangle" draw:enhanced-path="M 0 0 L 21600 0 21600 21600 0 21600 0 0 Z N"/>
        </draw:custom-shape>
        <draw:custom-shape draw:style-name="gr3" draw:text-style-name="P5" draw:layer="layout" svg:width="6cm" svg:height="1.5cm" svg:x="1.5cm" svg:y="3.5cm">
          <text:p text:style-name="P4">PageHeaderData</text:p>
          <draw:enhanced-geometry svg:viewBox="0 0 21600 21600" draw:type="rectangle" draw:enhanced-path="M 0 0 L 21600 0 21600 21600 0 21600 0 0 Z N"/>
        </draw:custom-shape>
        <draw:custom-shape draw:style-name="gr4" draw:text-style-name="P5" draw:layer="layout" svg:width="3.5cm" svg:height="1.5cm" svg:x="17.5cm" svg:y="11cm">
          <text:p text:style-name="P4">Special</text:p>
          <draw:enhanced-geometry svg:viewBox="0 0 21600 21600" draw:type="rectangle" draw:enhanced-path="M 0 0 L 21600 0 21600 21600 0 21600 0 0 Z N"/>
        </draw:custom-shape>
        <draw:custom-shape draw:style-name="gr5" draw:text-style-name="P5" xml:id="id2" draw:id="id2" draw:layer="layout" svg:width="7cm" svg:height="1.5cm" svg:x="10.5cm" svg:y="11cm">
          <text:p text:style-name="P4">Item</text:p>
          <draw:enhanced-geometry svg:viewBox="0 0 21600 21600" draw:type="rectangle" draw:enhanced-path="M 0 0 L 21600 0 21600 21600 0 21600 0 0 Z N"/>
        </draw:custom-shape>
        <draw:custom-shape draw:style-name="gr5" draw:text-style-name="P5" xml:id="id4" draw:id="id4" draw:layer="layout" svg:width="7cm" svg:height="1.5cm" svg:x="3.5cm" svg:y="11cm">
          <text:p text:style-name="P4">Item</text:p>
          <draw:enhanced-geometry svg:viewBox="0 0 21600 21600" draw:type="rectangle" draw:enhanced-path="M 0 0 L 21600 0 21600 21600 0 21600 0 0 Z N"/>
        </draw:custom-shape>
        <draw:line draw:style-name="gr6" draw:text-style-name="P6" draw:layer="layout" svg:x1="12.5cm" svg:y1="4.3cm" svg:x2="13.5cm" svg:y2="4.3cm">
          <text:p/>
        </draw:line>
        <draw:frame draw:style-name="gr7" draw:text-style-name="P7" draw:layer="layout" svg:width="1.5cm" svg:height="1cm" svg:x="13.3cm" svg:y="4.2cm">
          <draw:text-box>
            <text:p>...</text:p>
          </draw:text-box>
        </draw:frame>
        <draw:frame draw:style-name="gr7" draw:text-style-name="P7" draw:layer="layout" svg:width="1.5cm" svg:height="1cm" svg:x="1.5cm" svg:y="11.5cm">
          <draw:text-box>
            <text:p>...</text:p>
          </draw:text-box>
        </draw:frame>
        <draw:line draw:style-name="gr8" draw:text-style-name="P6" draw:layer="layout" svg:x1="2.5cm" svg:y1="11.8cm" svg:x2="3.5cm" svg:y2="11.8cm">
          <text:p/>
        </draw:line>
        <draw:custom-shape draw:style-name="gr9" draw:text-style-name="P8" draw:layer="layout" svg:width="1cm" svg:height="9cm" svg:x="21.5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7" draw:layer="layout" svg:width="5cm" svg:height="2cm" svg:x="22.5cm" svg:y="7cm">
          <draw:text-box>
            <text:p>8192 bytes</text:p>
            <text:p>(8kb)</text:p>
          </draw:text-box>
        </draw:frame>
        <draw:custom-shape draw:style-name="gr11" draw:text-style-name="P5" xml:id="id1" draw:id="id1" draw:layer="layout" svg:width="2.5cm" svg:height="1.5cm" svg:x="7.5cm" svg:y="3.5cm">
          <text:p text:style-name="P4">ItemId</text:p>
          <draw:enhanced-geometry svg:viewBox="0 0 21600 21600" draw:type="rectangle" draw:enhanced-path="M 0 0 L 21600 0 21600 21600 0 21600 0 0 Z N"/>
        </draw:custom-shape>
        <draw:custom-shape draw:style-name="gr11" draw:text-style-name="P5" xml:id="id3" draw:id="id3" draw:layer="layout" svg:width="2.5cm" svg:height="1.5cm" svg:x="10cm" svg:y="3.5cm">
          <text:p text:style-name="P4">ItemId</text:p>
          <draw:enhanced-geometry svg:viewBox="0 0 21600 21600" draw:type="rectangle" draw:enhanced-path="M 0 0 L 21600 0 21600 21600 0 21600 0 0 Z N"/>
        </draw:custom-shape>
        <draw:frame draw:style-name="gr12" draw:text-style-name="P10" draw:layer="layout" svg:width="5cm" svg:height="1cm" svg:x="12.5cm" svg:y="7.5cm">
          <draw:text-box>
            <text:p text:style-name="P9">Free space</text:p>
          </draw:text-box>
        </draw:frame>
        <draw:connector draw:style-name="gr13" draw:text-style-name="P8" draw:layer="layout" draw:type="curve" svg:x1="8.75cm" svg:y1="5cm" svg:x2="14cm" svg:y2="11cm" draw:start-shape="id1" draw:start-glue-point="2" draw:end-shape="id2" draw:end-glue-point="0" svg:d="M8750 5000c0 4500 5250 1500 5250 6000" svg:viewBox="0 0 5251 6001">
          <text:p/>
        </draw:connector>
        <draw:connector draw:style-name="gr13" draw:text-style-name="P8" draw:layer="layout" draw:type="curve" svg:x1="11.25cm" svg:y1="5cm" svg:x2="7cm" svg:y2="11cm" draw:start-shape="id3" draw:start-glue-point="2" draw:end-shape="id4" draw:end-glue-point="0" svg:d="M11250 5000c0 4500-4250 1500-4250 6000" svg:viewBox="0 0 4251 6001">
          <text:p/>
        </draw:connector>
        <presentation:notes draw:style-name="dp2">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 text:style-name="P11"><text:span text:style-name="T1">Postgres uses a fixed page size to physicaly store data on disk.</text:span></text:p>
              <text:list text:style-name="L4">
                <text:list-header>
                  <text:p><text:span text:style-name="T1"/></text:p>
                </text:list-header>
                <text:list-item>
                  <text:p text:style-name="P12"><text:span text:style-name="T1">PageHeaderData: Contains general information about the page, including free space pointers. (24 bytes)</text:span></text:p>
                </text:list-item>
                <text:list-item>
                  <text:p text:style-name="P12"><text:span text:style-name="T1">ItemId: is an array of pointers to the actual data. (4 bytes per item) </text:span></text:p>
                </text:list-item>
                <text:list-item>
                  <text:p text:style-name="P12"><text:span text:style-name="T1">Items: is the data itself. For pages storing tables these are rows, for pages storing indexes these are index entries.</text:span></text:p>
                </text:list-item>
                <text:list-item>
                  <text:p text:style-name="P12"><text:span text:style-name="T1">Special space is mostly empty. B-tree indexes store pointers to the next and previous page.</text:span></text:p>
                </text:list-item>
              </text:list>
              <text:p text:style-name="P12"><text:span text:style-name="T1"/></text:p>
              <text:p text:style-name="P12"><text:span text:style-name="T1">Something important to mention is that the Items/Tuples/Rows can’t be bigger that 8kb.</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ref: https://www.postgresql.org/docs/current/storage-page-layout.html</text:span></text:p>
            </draw:text-box>
          </draw:frame>
        </presentation:notes>
      </draw:page>
      <draw:page draw:name="page3" draw:style-name="dp1" draw:master-page-name="Forestbird3_5f_"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2">Database Page Layout</text:p>
          </draw:text-box>
        </draw:frame>
        <draw:frame draw:style-name="gr14" draw:text-style-name="P14" draw:layer="layout" svg:width="14cm" svg:height="3.5cm" svg:x="1.5cm" svg:y="3cm">
          <draw:text-box>
            <text:p><text:span text:style-name="T2">CREATE TABLE</text:span><text:span text:style-name="T3"> customer</text:span></text:p>
            <text:p><text:span text:style-name="T3">(</text:span></text:p>
            <text:p><text:span text:style-name="T3"><text:s text:c="4"/></text:span><text:span text:style-name="T3">id </text:span><text:span text:style-name="T2">BIGINT NOT NULL</text:span><text:span text:style-name="T3">, </text:span><text:span text:style-name="T4">-- 8 bytes</text:span></text:p>
            <text:p><text:span text:style-name="T3"><text:s text:c="4"/></text:span><text:span text:style-name="T3">full_name </text:span><text:span text:style-name="T2">VARCHAR(100) NOT NULL</text:span><text:span text:style-name="T3">, </text:span><text:span text:style-name="T4">-- 100 bytes</text:span></text:p>
            <text:p><text:span text:style-name="T3"><text:s text:c="4"/></text:span><text:span text:style-name="T3">email </text:span><text:span text:style-name="T2">VARCHAR(100) NOT NULL</text:span><text:span text:style-name="T3"> </text:span><text:span text:style-name="T4">-- 100 bytes</text:span></text:p>
            <text:p><text:span text:style-name="T3">); </text:span><text:span text:style-name="T4">-- 208 bytes</text:span></text:p>
          </draw:text-box>
        </draw:frame>
        <draw:frame draw:style-name="gr14" draw:text-style-name="P14" draw:layer="layout" svg:width="14cm" svg:height="3.5cm" svg:x="1.5cm" svg:y="7.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 10) AS id;</text:span></text:p>
          </draw:text-box>
        </draw:frame>
        <draw:frame draw:style-name="gr15" draw:layer="layout" svg:width="10.748cm" svg:height="8.494cm" svg:x="16.188cm" svg:y="2.868cm">
          <table:table table:template-name="blue-gray"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2"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2" table:default-cell-style-name="ce1">
              <table:table-cell>
                <text:p text:style-name="P15"><text:span text:style-name="T3">2</text:span></text:p>
              </table:table-cell>
              <table:table-cell>
                <text:p text:style-name="P15"><text:span text:style-name="T3">Customer 2</text:span></text:p>
              </table:table-cell>
              <table:table-cell>
                <text:p text:style-name="P15"><text:span text:style-name="T3">customer2@gmail.com</text:span></text:p>
              </table:table-cell>
            </table:table-row>
            <table:table-row table:style-name="ro2" table:default-cell-style-name="ce1">
              <table:table-cell>
                <text:p text:style-name="P15"><text:span text:style-name="T3">3</text:span></text:p>
              </table:table-cell>
              <table:table-cell>
                <text:p text:style-name="P15"><text:span text:style-name="T3">Customer 3</text:span></text:p>
              </table:table-cell>
              <table:table-cell>
                <text:p text:style-name="P15"><text:span text:style-name="T3">customer3@gmail.com</text:span></text:p>
              </table:table-cell>
            </table:table-row>
            <table:table-row table:style-name="ro1" table:default-cell-style-name="ce1">
              <table:table-cell>
                <text:p text:style-name="P15"><text:span text:style-name="T3">4</text:span></text:p>
              </table:table-cell>
              <table:table-cell>
                <text:p text:style-name="P15"><text:span text:style-name="T3">Customer 4</text:span></text:p>
              </table:table-cell>
              <table:table-cell>
                <text:p text:style-name="P15"><text:span text:style-name="T3">customer4@gmail.com</text:span></text:p>
              </table:table-cell>
            </table:table-row>
            <table:table-row table:style-name="ro1" table:default-cell-style-name="ce1">
              <table:table-cell>
                <text:p text:style-name="P15"><text:span text:style-name="T3">5</text:span></text:p>
              </table:table-cell>
              <table:table-cell>
                <text:p text:style-name="P15"><text:span text:style-name="T3">Customer 5</text:span></text:p>
              </table:table-cell>
              <table:table-cell>
                <text:p text:style-name="P15"><text:span text:style-name="T3">customer5@gmail.com</text:span></text:p>
              </table:table-cell>
            </table:table-row>
            <table:table-row table:style-name="ro1" table:default-cell-style-name="ce2">
              <table:table-cell>
                <text:p text:style-name="P16"><text:span text:style-name="T3">6</text:span></text:p>
              </table:table-cell>
              <table:table-cell>
                <text:p text:style-name="P16"><text:span text:style-name="T3">Customer 6</text:span></text:p>
              </table:table-cell>
              <table:table-cell>
                <text:p text:style-name="P16"><text:span text:style-name="T3">customer6@gmail.com</text:span></text:p>
              </table:table-cell>
            </table:table-row>
            <table:table-row table:style-name="ro1" table:default-cell-style-name="ce1">
              <table:table-cell>
                <text:p text:style-name="P15"><text:span text:style-name="T3">7</text:span></text:p>
              </table:table-cell>
              <table:table-cell>
                <text:p text:style-name="P15"><text:span text:style-name="T3">Customer 7</text:span></text:p>
              </table:table-cell>
              <table:table-cell>
                <text:p text:style-name="P15"><text:span text:style-name="T3">customer7@gmail.com</text:span></text:p>
              </table:table-cell>
            </table:table-row>
            <table:table-row table:style-name="ro1" table:default-cell-style-name="ce1">
              <table:table-cell>
                <text:p text:style-name="P15"><text:span text:style-name="T3">8</text:span></text:p>
              </table:table-cell>
              <table:table-cell>
                <text:p text:style-name="P15"><text:span text:style-name="T3">Customer 8</text:span></text:p>
              </table:table-cell>
              <table:table-cell>
                <text:p text:style-name="P15"><text:span text:style-name="T3">customer8@gmail.com</text:span></text:p>
              </table:table-cell>
            </table:table-row>
            <table:table-row table:style-name="ro1" table:default-cell-style-name="ce1">
              <table:table-cell>
                <text:p text:style-name="P15"><text:span text:style-name="T3">9</text:span></text:p>
              </table:table-cell>
              <table:table-cell>
                <text:p text:style-name="P15"><text:span text:style-name="T3">Customer 9</text:span></text:p>
              </table:table-cell>
              <table:table-cell>
                <text:p text:style-name="P15"><text:span text:style-name="T3">customer9@gmail.com</text:span></text:p>
              </table:table-cell>
            </table:table-row>
            <table:table-row table:style-name="ro3" table:default-cell-style-name="ce1">
              <table:table-cell>
                <text:p text:style-name="P15"><text:span text:style-name="T3">10</text:span></text:p>
              </table:table-cell>
              <table:table-cell>
                <text:p text:style-name="P15"><text:span text:style-name="T3">Customer 10</text:span></text:p>
              </table:table-cell>
              <table:table-cell>
                <text:p text:style-name="P15"><text:span text:style-name="T3">customer10@gmail.com</text:span></text:p>
              </table:table-cell>
            </table:table-row>
          </table:table>
          <draw:image xlink:href="Pictures/TablePreview1.svm" xlink:type="simple" xlink:show="embed" xlink:actuate="onLoad"/>
        </draw:frame>
        <draw:frame draw:style-name="gr16" draw:text-style-name="P14" draw:layer="layout" svg:width="14cm" svg:height="1.736cm" svg:x="1.5cm" svg:y="12cm">
          <draw:text-box>
            <text:p><text:span text:style-name="T2">VACUUM </text:span><text:span text:style-name="T7">customer; </text:span><text:span text:style-name="T4">-- Update statistics</text:span></text:p>
            <text:p><text:span text:style-name="T2"/></text:p>
            <text:p><text:span text:style-name="T8">SELECT</text:span><text:span text:style-name="T9"> </text:span><text:span text:style-name="T3">pg_relation_size(</text:span><text:span text:style-name="T6">'customer'</text:span><text:span text:style-name="T3">);</text:span></text:p>
          </draw:text-box>
        </draw:frame>
        <draw:custom-shape draw:style-name="gr17" draw:text-style-name="P8" draw:layer="layout" svg:width="1cm" svg:height="11cm" draw:transform="rotate (-1.5707963267949) translate (27cm 11.5cm)">
          <text:p/>
          <draw:enhanced-geometry svg:viewBox="0 0 21600 21600" draw:glue-points="0 0 0 21600 21600 10800" draw:text-areas="0 ?f9 7800 ?f10" draw:type="right-brace" draw:modifiers="1800 17543.4960458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4cm" svg:height="1cm" svg:x="16.5cm" svg:y="12.5cm">
          <draw:text-box>
            <text:p>2080 bytes</text:p>
          </draw:text-box>
        </draw:frame>
        <presentation:notes draw:style-name="dp2">
          <draw:page-thumbnail draw:style-name="gr1" draw:layer="layout" svg:width="14.848cm" svg:height="11.136cm" svg:x="3.075cm" svg:y="2.257cm" draw:page-number="3" presentation:class="page"/>
          <draw:frame presentation:style-name="pr7" draw:text-style-name="P17" draw:layer="layout" svg:width="16.799cm" svg:height="13.876cm" svg:x="2.1cm" svg:y="14.107cm" presentation:class="notes" presentation:user-transformed="true">
            <draw:text-box>
              <text:p text:style-name="P12"><text:span text:style-name="T1">Let’s create a table customer, with these 3 attributes: id, fullname and email. A total of 208 bytes per row.</text:span></text:p>
              <text:p text:style-name="P12"><text:span text:style-name="T1"/></text:p>
              <text:p text:style-name="P12"><text:span text:style-name="T1">We insert 10 rows, that gives us 2080bytes.</text:span></text:p>
              <text:p text:style-name="P12"><text:span text:style-name="T1"/></text:p>
              <text:p text:style-name="P12"><text:span text:style-name="T1">What do you think is the actual size of the table?</text:span></text:p>
              <text:p text:style-name="P12"><text:span text:style-name="T1"/></text:p>
              <text:p text:style-name="P12"><text:span text:style-name="T1">Also note that we are using </text:span></text:p>
              <text:p text:style-name="P12"><text:span text:style-name="T10">pg_relation_size('customer')</text:span><text:span text:style-name="T1"> <text:s/>→ The size of the main data.</text:span></text:p>
              <text:p text:style-name="P12"><text:span text:style-name="T1"/></text:p>
              <text:p text:style-name="P12"><text:span text:style-name="T1">Because </text:span></text:p>
              <text:p text:style-name="P12"><text:span text:style-name="T10">pg_table_size('customer')</text:span><text:span text:style-name="T1"> → Will include main data + free space map (FSM) + visibility map (VM) + init.</text:span></text:p>
              <text:p text:style-name="P12"><text:span text:style-name="T1"/></text:p>
              <text:p text:style-name="P12"><text:span text:style-name="T1">The free space map size. (FSM) is used to keep track of available space in the relation.</text:span></text:p>
              <text:p text:style-name="P12"><text:span text:style-name="T1"/></text:p>
              <text:p text:style-name="P12"><text:span text:style-name="T1">The size of the visibility map (VM) for the relation. (VM) is used to keep track of which pages contain only tuples that are known to be visible to all active transactions</text:span></text:p>
              <text:p text:style-name="P12"><text:span text:style-name="T1"/></text:p>
              <text:p text:style-name="P12"><text:span text:style-name="T1">And </text:span></text:p>
              <text:p text:style-name="P12"><text:span text:style-name="T10">pg_total_relation_size('customer')</text:span><text:span text:style-name="T1"> → Is the table size + index size</text:span></text:p>
              <text:p text:style-name="P12"><text:span text:style-name="T1"/></text:p>
              <text:p text:style-name="P12"><text:span text:style-name="T1"/></text:p>
            </draw:text-box>
          </draw:frame>
        </presentation:notes>
      </draw:page>
      <draw:page draw:name="page4" draw:style-name="dp1" draw:master-page-name="Forestbird3_5f__5f_" presentation:presentation-page-layout-name="AL2T1">
        <office:forms form:automatic-focus="false" form:apply-design-mode="false"/>
        <draw:frame presentation:style-name="pr8" draw:layer="layout" svg:width="25cm" svg:height="2.5cm" svg:x="1.5cm" svg:y="0.5cm" presentation:class="title" presentation:user-transformed="true">
          <draw:text-box>
            <text:p text:style-name="P2">Database Page Layout</text:p>
          </draw:text-box>
        </draw:frame>
        <draw:frame draw:style-name="gr15" draw:layer="layout" svg:width="10.748cm" svg:height="2.783cm" svg:x="16.188cm" svg:y="2.868cm">
          <table:table table:template-name="blue-gray" table:use-first-row-styles="true" table:use-banding-rows-styles="true">
            <table:table-column table:style-name="co1"/>
            <table:table-column table:style-name="co2"/>
            <table:table-column table:style-name="co3"/>
            <table:table-row table:style-name="ro4"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4"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4" table:default-cell-style-name="ce2">
              <table:table-cell>
                <text:p text:style-name="P16"><text:span text:style-name="T3">...</text:span></text:p>
              </table:table-cell>
              <table:table-cell>
                <text:p text:style-name="P16"><text:span text:style-name="T3">...</text:span></text:p>
              </table:table-cell>
              <table:table-cell>
                <text:p text:style-name="P16"><text:span text:style-name="T3">...</text:span></text:p>
              </table:table-cell>
            </table:table-row>
            <table:table-row table:style-name="ro4" table:default-cell-style-name="ce1">
              <table:table-cell>
                <text:p text:style-name="P15"><text:span text:style-name="T3">40</text:span></text:p>
              </table:table-cell>
              <table:table-cell>
                <text:p text:style-name="P15"><text:span text:style-name="T3">Customer 40</text:span></text:p>
              </table:table-cell>
              <table:table-cell>
                <text:p text:style-name="P15"><text:span text:style-name="T3">customer40@gmail.com</text:span></text:p>
              </table:table-cell>
            </table:table-row>
          </table:table>
          <draw:image xlink:href="Pictures/TablePreview2.svm" xlink:type="simple" xlink:show="embed" xlink:actuate="onLoad"/>
        </draw:frame>
        <draw:frame draw:style-name="gr18" draw:text-style-name="P14" draw:layer="layout" svg:width="14.512cm" svg:height="1.5cm" svg:x="1.5cm" svg:y="3cm">
          <draw:text-box>
            <text:p><text:span text:style-name="T2">SELECT</text:span><text:span text:style-name="T3"> pg_relation_size(</text:span><text:span text:style-name="T6">'customer'</text:span><text:span text:style-name="T3">); </text:span><text:span text:style-name="T4">-- 8192 bytes.</text:span></text:p>
          </draw:text-box>
        </draw:frame>
        <draw:custom-shape draw:style-name="gr17" draw:text-style-name="P8" draw:layer="layout" svg:width="1cm" svg:height="11cm" draw:transform="rotate (-1.5707963267949) translate (27.1cm 5.9cm)">
          <text:p/>
          <draw:enhanced-geometry svg:viewBox="0 0 21600 21600" draw:glue-points="0 0 0 21600 21600 10800" draw:text-areas="0 ?f9 7800 ?f10" draw:type="right-brace" draw:modifiers="1800 5271.884374147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8" draw:layer="layout" svg:width="10cm" svg:height="1cm" svg:x="16.4cm" svg:y="7cm">
          <draw:text-box>
            <text:p><text:span text:style-name="T11">208 bytes x 40 rows = 8320 bytes</text:span></text:p>
          </draw:text-box>
        </draw:frame>
        <draw:frame draw:style-name="gr14" draw:text-style-name="P14" draw:layer="layout" svg:width="14cm" svg:height="3.5cm" svg:x="1.5cm" svg:y="4.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1, 40) AS id;</text:span></text:p>
          </draw:text-box>
        </draw:frame>
        <draw:frame presentation:style-name="pr9" draw:text-style-name="P19" draw:layer="layout" svg:width="25cm" svg:height="1cm" svg:x="1.5cm" svg:y="11.3cm" presentation:class="outline" presentation:user-transformed="true">
          <draw:text-box>
            <text:p text:style-name="P4">Why table size is still 8192 bytes?</text:p>
          </draw:text-box>
        </draw:frame>
        <draw:frame presentation:style-name="pr9" draw:text-style-name="P19" draw:layer="layout" svg:width="25cm" svg:height="1cm" svg:x="1.5cm" svg:y="12.7cm" presentation:class="outline" presentation:user-transformed="true">
          <draw:text-box>
            <text:p text:style-name="P4">Where is metadata stored?</text:p>
          </draw:text-box>
        </draw:frame>
        <draw:frame draw:style-name="gr16" draw:text-style-name="P14" draw:layer="layout" svg:width="14.512cm" svg:height="1.736cm" svg:x="1.5cm" svg:y="8.9cm">
          <draw:text-box>
            <text:p text:style-name="P20"><text:span text:style-name="T2">VACUUM </text:span><text:span text:style-name="T7">customer; </text:span><text:span text:style-name="T4">-- Update statistics</text:span></text:p>
            <text:p text:style-name="P20"><text:span text:style-name="T4"/></text:p>
            <text:p><text:span text:style-name="T2">SELECT</text:span><text:span text:style-name="T3"> pg_relation_size(</text:span><text:span text:style-name="T6">'customer'</text:span><text:span text:style-name="T3">); </text:span><text:span text:style-name="T4">-- 8192 bytes.</text:span></text:p>
          </draw:text-box>
        </draw:frame>
        <presentation:notes draw:style-name="dp2">
          <draw:page-thumbnail draw:style-name="gr1" draw:layer="layout" svg:width="14.848cm" svg:height="11.136cm" svg:x="3.075cm" svg:y="2.257cm" draw:page-number="4" presentation:class="page"/>
          <draw:frame presentation:style-name="pr10" draw:text-style-name="P21" draw:layer="layout" svg:width="16.799cm" svg:height="13.364cm" svg:x="2.1cm" svg:y="14.107cm" presentation:class="notes" presentation:user-transformed="true">
            <draw:text-box>
              <text:p text:style-name="P12"><text:span text:style-name="T12">The actual size of the table is 8182 bytes because that is the minimum page size. </text:span></text:p>
              <text:p text:style-name="P12"><text:span text:style-name="T12"/></text:p>
              <text:p text:style-name="P12"><text:span text:style-name="T12">When data grows and takes over the whole page size, a new page will be created. </text:span></text:p>
              <text:p text:style-name="P12"><text:span text:style-name="T12"/></text:p>
              <text:p text:style-name="P12"><text:span text:style-name="T12">Where is metadata like column name, column type stored?</text:span></text:p>
              <text:p text:style-name="P12"><text:span text:style-name="T12"/></text:p>
            </draw:text-box>
          </draw:frame>
        </presentation:notes>
      </draw:page>
      <draw:page draw:name="page5"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text:span text:style-name="T2">SELECT</text:span><text:span text:style-name="T3"> nspname </text:span></text:p>
            <text:p><text:span text:style-name="T2">FROM</text:span><text:span text:style-name="T3"> </text:span><text:span text:style-name="T13">pg_namespace</text:span><text:span text:style-name="T3">; </text:span><text:span text:style-name="T4">-- List all schemas</text:span></text:p>
            <text:p><text:span text:style-name="T5"/></text:p>
            <text:p><text:span text:style-name="T5"/></text:p>
            <text:p><text:span text:style-name="T2">SELECT</text:span></text:p>
            <text:p><text:span text:style-name="T14"><text:s text:c="4"/></text:span><text:span text:style-name="T14">oid, </text:span><text:span text:style-name="T4">-- Object identifier</text:span><text:span text:style-name="T2"> </text:span></text:p>
            <text:p><text:span text:style-name="T4"><text:s text:c="4"/></text:span><text:span text:style-name="T5">relname,</text:span><text:span text:style-name="T4"> -- Relation name</text:span></text:p>
            <text:p><text:span text:style-name="T4"><text:s text:c="4"/></text:span><text:span text:style-name="T5">relkind,</text:span><text:span text:style-name="T4"> -- Table (r), Index (i), View (v), TOAST(t) <text:s/></text:span></text:p>
            <text:p><text:span text:style-name="T4"><text:s text:c="4"/></text:span><text:span text:style-name="T5">relpages,</text:span><text:span text:style-name="T4"> -- Number of pages</text:span></text:p>
            <text:p><text:span text:style-name="T4"><text:s text:c="4"/></text:span><text:span text:style-name="T5">reltuples,</text:span><text:span text:style-name="T4"> -- Number of rows</text:span></text:p>
            <text:p><text:span text:style-name="T4"><text:s text:c="4"/></text:span><text:span text:style-name="T5">relhasindex</text:span><text:span text:style-name="T4"> <text:s/>-- Has an index</text:span></text:p>
            <text:p><text:span text:style-name="T2">FROM</text:span><text:span text:style-name="T4"> </text:span><text:span text:style-name="T15">pg_class</text:span><text:span text:style-name="T5"> </text:span></text:p>
            <text:p><text:span text:style-name="T2">WHERE</text:span><text:span text:style-name="T4"> </text:span><text:span text:style-name="T5">relname = </text:span><text:span text:style-name="T6">'customer'</text:span><text:span text:style-name="T5">;</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81cm" svg:height="1.391cm" svg:x="1.725cm" svg:y="10.753cm">
          <table:table table:template-name="blue-gray"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5" table:default-cell-style-name="ce3">
              <table:table-cell>
                <text:p text:style-name="P16"><text:span text:style-name="T3">oid</text:span></text:p>
              </table:table-cell>
              <table:table-cell>
                <text:p text:style-name="P16"><text:span text:style-name="T3">relname</text:span></text:p>
              </table:table-cell>
              <table:table-cell>
                <text:p text:style-name="P16"><text:span text:style-name="T3">relkind</text:span></text:p>
              </table:table-cell>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row>
            <table:table-row table:style-name="ro4" table:default-cell-style-name="ce3">
              <table:table-cell>
                <text:p text:style-name="P16"><text:span text:style-name="T3">32781</text:span></text:p>
              </table:table-cell>
              <table:table-cell>
                <text:p text:style-name="P16"><text:span text:style-name="T3">customer</text:span></text:p>
              </table:table-cell>
              <table:table-cell>
                <text:p text:style-name="P16"><text:span text:style-name="T3">r</text:span></text:p>
              </table:table-cell>
              <table:table-cell>
                <text:p text:style-name="P16"><text:span text:style-name="T3">1</text:span></text:p>
              </table:table-cell>
              <table:table-cell>
                <text:p text:style-name="P16"><text:span text:style-name="T3">40</text:span></text:p>
              </table:table-cell>
              <table:table-cell>
                <text:p text:style-name="P16"><text:span text:style-name="T3">f</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5"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6"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 text:style-name="P20"><text:span text:style-name="T2">CREATE INDEX </text:span><text:span text:style-name="T7">ix_customer</text:span><text:span text:style-name="T2"> ON </text:span><text:span text:style-name="T7">customer </text:span><text:span text:style-name="T2">USING </text:span><text:span text:style-name="T7">btree (id, email);</text:span></text:p>
            <text:p text:style-name="P20"><text:span text:style-name="T2"/></text:p>
            <text:p text:style-name="P20"><text:span text:style-name="T2"/></text:p>
            <text:p text:style-name="P20"><text:span text:style-name="T2">SELECT</text:span></text:p>
            <text:p text:style-name="P20"><text:span text:style-name="T2"><text:tab/></text:span><text:span text:style-name="T5">indisunique, </text:span><text:span text:style-name="T4">-- Is unique</text:span></text:p>
            <text:p text:style-name="P20"><text:span text:style-name="T5"><text:tab/></text:span><text:span text:style-name="T5">indisprimary, </text:span><text:span text:style-name="T4">-- Is primary key</text:span></text:p>
            <text:p text:style-name="P20"><text:span text:style-name="T5"><text:tab/></text:span><text:span text:style-name="T5">indisclustered, </text:span><text:span text:style-name="T4">-- Is clustered</text:span></text:p>
            <text:p text:style-name="P20"><text:span text:style-name="T5"><text:tab/></text:span><text:span text:style-name="T5">indkey, </text:span><text:span text:style-name="T4">-- Array of columns included in the index</text:span></text:p>
            <text:p text:style-name="P20"><text:span text:style-name="T5"><text:tab/></text:span><text:span text:style-name="T5">indpred </text:span><text:span text:style-name="T4">-- Predicate for the index, example: price &gt; 100</text:span></text:p>
            <text:p text:style-name="P20"><text:span text:style-name="T2">FROM</text:span><text:span text:style-name="T5"> </text:span><text:span text:style-name="T15">pg_index</text:span></text:p>
            <text:p text:style-name="P20"><text:span text:style-name="T2">WHERE</text:span><text:span text:style-name="T5"> indexrelid = </text:span><text:span text:style-name="T6">'ix_customer'</text:span><text:span text:style-name="T5">::regclass;</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19cm" svg:height="1.391cm" svg:x="1.725cm" svg:y="10.753cm">
          <table:table table:template-name="blue-gray"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3">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indpred</text:span></text:p>
              </table:table-cell>
            </table:table-row>
            <table:table-row table:style-name="ro4" table:default-cell-style-name="ce3">
              <table:table-cell>
                <text:p text:style-name="P16"><text:span text:style-name="T3">f</text:span></text:p>
              </table:table-cell>
              <table:table-cell>
                <text:p text:style-name="P16"><text:span text:style-name="T3">f</text:span></text:p>
              </table:table-cell>
              <table:table-cell>
                <text:p text:style-name="P16"><text:span text:style-name="T3">f</text:span></text:p>
              </table:table-cell>
              <table:table-cell>
                <text:p text:style-name="P16"><text:span text:style-name="T3">1 3</text:span></text:p>
              </table:table-cell>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6"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7"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20" draw:text-style-name="P14" draw:layer="layout" svg:width="22.5cm" svg:height="10.5cm" svg:x="1.5cm" svg:y="3cm">
          <draw:text-box>
            <text:p><text:span text:style-name="T2">SELECT</text:span></text:p>
            <text:p text:style-name="P20"><text:span text:style-name="T5"><text:s text:c="4"/></text:span><text:span text:style-name="T5">attname,</text:span><text:span text:style-name="T4"> -- Column name</text:span></text:p>
            <text:p text:style-name="P20"><text:span text:style-name="T14"><text:s text:c="4"/></text:span><text:span text:style-name="T14">atttypid::regtype, </text:span><text:span text:style-name="T4">-- Column type</text:span></text:p>
            <text:p text:style-name="P20"><text:span text:style-name="T16"><text:s text:c="4"/></text:span><text:span text:style-name="T5">attnum,</text:span><text:span text:style-name="T4"> -- Column number withing the table</text:span></text:p>
            <text:p text:style-name="P20"><text:span text:style-name="T4"><text:s text:c="4"/></text:span><text:span text:style-name="T5">attnotnull,</text:span><text:span text:style-name="T4"> -- Not NULL Constraint</text:span></text:p>
            <text:p text:style-name="P20"><text:span text:style-name="T14"><text:s text:c="4"/></text:span><text:span text:style-name="T14">attcompression, </text:span><text:span text:style-name="T4">-- Compression</text:span></text:p>
            <text:p text:style-name="P20"><text:span text:style-name="T5"><text:s text:c="4"/></text:span><text:span text:style-name="T5">attstorage </text:span><text:span text:style-name="T4">-- plain(p), external (e), main (m), extended (x)</text:span></text:p>
            <text:p text:style-name="P20"><text:span text:style-name="T2">FROM</text:span><text:span text:style-name="T5"> </text:span><text:span text:style-name="T15">pg_attribute</text:span></text:p>
            <text:p text:style-name="P20"><text:span text:style-name="T2">WHERE</text:span><text:span text:style-name="T5"> attrelid = </text:span><text:span text:style-name="T6">'customer'</text:span><text:span text:style-name="T5">::regclass </text:span><text:span text:style-name="T2">AND</text:span><text:span text:style-name="T5"> attnum &gt; 0;</text:span></text:p>
          </draw:text-box>
        </draw:frame>
        <draw:frame draw:style-name="gr15" draw:layer="layout" svg:width="21.481cm" svg:height="3.773cm" svg:x="1.726cm" svg:y="8.854cm">
          <table:table table:template-name="blue-gray"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row table:style-name="ro5" table:default-cell-style-name="ce3">
              <table:table-cell>
                <text:p text:style-name="P16"><text:span text:style-name="T5">attname</text:span></text:p>
              </table:table-cell>
              <table:table-cell>
                <text:p text:style-name="P16"><text:span text:style-name="T14">atttypid</text:span></text:p>
              </table:table-cell>
              <table:table-cell>
                <text:p text:style-name="P16"><text:span text:style-name="T5">attnum</text:span></text:p>
              </table:table-cell>
              <table:table-cell>
                <text:p text:style-name="P16"><text:span text:style-name="T5">attnotnull</text:span></text:p>
              </table:table-cell>
              <table:table-cell>
                <text:p text:style-name="P16"><text:span text:style-name="T14">attcompression</text:span></text:p>
              </table:table-cell>
              <table:table-cell>
                <text:p text:style-name="P16"><text:span text:style-name="T5">attstorage</text:span></text:p>
              </table:table-cell>
            </table:table-row>
            <table:table-row table:style-name="ro4" table:default-cell-style-name="ce3">
              <table:table-cell>
                <text:p text:style-name="P16"><text:span text:style-name="T3">id</text:span></text:p>
              </table:table-cell>
              <table:table-cell>
                <text:p text:style-name="P16"><text:span text:style-name="T3">bigint</text:span></text:p>
              </table:table-cell>
              <table:table-cell>
                <text:p text:style-name="P16"><text:span text:style-name="T3">1</text:span></text:p>
              </table:table-cell>
              <table:table-cell>
                <text:p text:style-name="P16"><text:span text:style-name="T3">t</text:span></text:p>
              </table:table-cell>
              <table:table-cell/>
              <table:table-cell>
                <text:p text:style-name="P16"><text:span text:style-name="T3">p</text:span></text:p>
              </table:table-cell>
            </table:table-row>
            <table:table-row table:style-name="ro4" table:default-cell-style-name="ce3">
              <table:table-cell>
                <text:p text:style-name="P16"><text:span text:style-name="T3">full_name</text:span></text:p>
              </table:table-cell>
              <table:table-cell>
                <text:p text:style-name="P16"><text:span text:style-name="T3">character varying</text:span></text:p>
              </table:table-cell>
              <table:table-cell>
                <text:p text:style-name="P16"><text:span text:style-name="T3">2</text:span></text:p>
              </table:table-cell>
              <table:table-cell>
                <text:p text:style-name="P16"><text:span text:style-name="T3">t</text:span></text:p>
              </table:table-cell>
              <table:table-cell/>
              <table:table-cell>
                <text:p text:style-name="P16"><text:span text:style-name="T3">x</text:span></text:p>
              </table:table-cell>
            </table:table-row>
            <table:table-row table:style-name="ro4" table:default-cell-style-name="ce3">
              <table:table-cell>
                <text:p text:style-name="P16"><text:span text:style-name="T3">email</text:span></text:p>
              </table:table-cell>
              <table:table-cell>
                <text:p text:style-name="P16"><text:span text:style-name="T3">character varying</text:span></text:p>
              </table:table-cell>
              <table:table-cell>
                <text:p text:style-name="P16"><text:span text:style-name="T3">3</text:span></text:p>
              </table:table-cell>
              <table:table-cell>
                <text:p text:style-name="P16"><text:span text:style-name="T3">t</text:span></text:p>
              </table:table-cell>
              <table:table-cell/>
              <table:table-cell>
                <text:p text:style-name="P16"><text:span text:style-name="T3">x</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7" presentation:class="page"/>
          <draw:frame presentation:style-name="pr13" draw:text-style-name="P13" draw:layer="layout" svg:width="16.799cm" svg:height="14.468cm" svg:x="2.1cm" svg:y="14.107cm" presentation:class="notes" presentation:user-transformed="true">
            <draw:text-box>
              <text:p text:style-name="P23"><text:span text:style-name="T1">Tables that store schema metadata:</text:span></text:p>
              <text:p text:style-name="P23"><text:span text:style-name="T10">pg_attribute</text:span><text:span text:style-name="T1">: contains information about columns of tables, like column names and constrains. For this attribute, the </text:span><text:span text:style-name="T10">storage strategy</text:span><text:span text:style-name="T1"> types are:</text:span></text:p>
              <text:p text:style-name="P23"><text:span text:style-name="T10">Plain</text:span><text:span text:style-name="T1">: prevents either compression or out-of-line storage. Is used for fixed value length like integer, decimal, etc.</text:span></text:p>
              <text:p text:style-name="P23"><text:span text:style-name="T10">External</text:span><text:span text:style-name="T1"> allows out-of-line storage but not compression. Is used for BLOB data, that stores in a separate file.</text:span></text:p>
              <text:p text:style-name="P23"><text:span text:style-name="T10">Main</text:span><text:span text:style-name="T1"> allows compression but not out-of-line storage. * (it just allow out-of-line storage when the row is too big to fit in 1 page).</text:span></text:p>
              <text:p text:style-name="P23"><text:span text:style-name="T10">Extended</text:span><text:span text:style-name="T1"> allows both compression and out-of-line storage. Is the defaul for TOAST-able data types like VARCHAR. Compression will be attempted first, then out-of-line storage if the row is still too big.</text:span></text:p>
              <text:p text:style-name="P23"><text:span text:style-name="T1">TOAST means The Oversized-Attribute Storage Technique.</text:span></text:p>
              <text:p text:style-name="P23"><text:span text:style-name="T1">This is to solve the probalem of tuple/rows expanding multiple pages.</text:span></text:p>
              <text:p text:style-name="P23"><text:span text:style-name="T1">‘</text:span><text:span text:style-name="T1">name’::regclass is used to convert name into the object id in the pg_class table.</text:span></text:p>
              <text:p text:style-name="P24"><text:span text:style-name="T1">ref: </text:span></text:p>
              <text:p text:style-name="P24"><text:span text:style-name="T1"><text:a xlink:href="https://www.postgresql.org/docs/current/catalogs.html" xlink:type="simple">https://www.postgresql.org/docs/current/catalogs.html</text:a></text:span></text:p>
              <text:p text:style-name="P24"><text:span text:style-name="T17"><text:a xlink:href="https://www.postgresql.org/docs/current/sql-altertable.html#SQL-ALTERTABLE-DESC-SET-STORAGE" xlink:type="simple">https://www.postgresql.org/docs/current/sql-altertable.html#SQL-ALTERTABLE-DESC-SET-STORAGE</text:a></text:span></text:p>
              <text:p text:style-name="P20"><text:span text:style-name="T17">https://medium.com/@lk.snatch/postgresql-compression-854a4647ee43</text:span></text:p>
            </draw:text-box>
          </draw:frame>
        </presentation:notes>
      </draw:page>
      <draw:page draw:name="page8" draw:style-name="dp1" draw:master-page-name="Forestbird2" presentation:presentation-page-layout-name="AL2T1">
        <office:forms form:automatic-focus="false" form:apply-design-mode="false"/>
        <draw:frame presentation:style-name="pr14" draw:text-style-name="P22" draw:layer="layout" svg:width="25cm" svg:height="2.5cm" svg:x="1.5cm" svg:y="0.5cm" presentation:class="title" presentation:user-transformed="true">
          <draw:text-box>
            <text:p text:style-name="P22">Indexing</text:p>
          </draw:text-box>
        </draw:frame>
        <draw:frame presentation:style-name="pr15" draw:layer="layout" svg:width="25cm" svg:height="9cm" svg:x="1.5cm" svg:y="3.5cm" presentation:class="outline" presentation:user-transformed="true">
          <draw:text-box>
            <text:p>The main objective is to speed up data retrival by reducing the number of pages scanned.</text:p>
            <text:p/>
            <text:list text:style-name="L2">
              <text:list-item>
                <text:p><text:span text:style-name="T18">Heap</text:span>: data stored without a cluster index.</text:p>
              </text:list-item>
              <text:list-item>
                <text:p><text:span text:style-name="T18">Cluster index*</text:span>: data phisicaly sorted on disk.</text:p>
              </text:list-item>
              <text:list-item>
                <text:p><text:span text:style-name="T18">Non-cluster index</text:span>: is a separate structure from the base table.</text:p>
              </text:list-item>
            </text:list>
          </draw:text-box>
        </draw:frame>
        <presentation:notes draw:style-name="dp2">
          <draw:page-thumbnail draw:style-name="gr1" draw:layer="layout" svg:width="14.848cm" svg:height="11.136cm" svg:x="3.075cm" svg:y="2.257cm" draw:page-number="8" presentation:class="page"/>
          <draw:frame presentation:style-name="pr16" draw:text-style-name="P21" draw:layer="layout" svg:width="16.799cm" svg:height="13.364cm" svg:x="2.1cm" svg:y="14.107cm" presentation:class="notes" presentation:user-transformed="true">
            <draw:text-box>
              <text:p text:style-name="P12"><text:span text:style-name="T12">Cluster indexes don’t require additional disk space.</text:span></text:p>
              <text:p text:style-name="P12"><text:span text:style-name="T12">In postgres, the cluster index concept is referred as clustering.</text:span></text:p>
              <text:p text:style-name="P12"><text:span text:style-name="T12">So we first need to create a non cluster index, and then cluster the data based on that index.</text:span></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16/sql-cluster.html" xlink:type="simple">https://www.postgresql.org/docs/16/sql-cluster.html</text:a></text:span></text:p>
              <text:p text:style-name="P12"><text:span text:style-name="T12"/></text:p>
            </draw:text-box>
          </draw:frame>
        </presentation:notes>
      </draw:page>
      <draw:page draw:name="page9"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1" draw:text-style-name="P14" draw:layer="layout" svg:width="22.443cm" svg:height="12.131cm" svg:x="1.5cm" svg:y="3cm">
          <draw:text-box>
            <text:p><text:span text:style-name="T2">CREATE TABLE</text:span><text:span text:style-name="T3"> product</text:span></text:p>
            <text:p><text:span text:style-name="T3">(</text:span></text:p>
            <text:p><text:span text:style-name="T3"><text:s text:c="4"/></text:span><text:span text:style-name="T3">id </text:span><text:span text:style-name="T2">SERIAL PRIMARY KEY</text:span><text:span text:style-name="T3">,</text:span></text:p>
            <text:p text:style-name="P20"><text:span text:style-name="T9"><text:s text:c="4"/></text:span><text:span text:style-name="T9">store_id</text:span><text:span text:style-name="T3"> </text:span><text:span text:style-name="T2">BIGINT NOT NULL</text:span><text:span text:style-name="T3">,</text:span></text:p>
            <text:p><text:span text:style-name="T3"><text:s text:c="4"/></text:span><text:span text:style-name="T3">name </text:span><text:span text:style-name="T2">VARCHAR(50) NOT NULL</text:span><text:span text:style-name="T3">,</text:span></text:p>
            <text:p><text:span text:style-name="T19"><text:s text:c="4"/></text:span><text:span text:style-name="T19">description </text:span><text:span text:style-name="T8">TEXT NOT NULL</text:span><text:span text:style-name="T7">,</text:span></text:p>
            <text:p text:style-name="P20"><text:span text:style-name="T9"><text:s text:c="4"/></text:span><text:span text:style-name="T9">image_url </text:span><text:span text:style-name="T8">VARCHAR(400) NOT NULL</text:span><text:span text:style-name="T9">,</text:span></text:p>
            <text:p text:style-name="P20"><text:span text:style-name="T9"><text:s text:c="4"/></text:span><text:span text:style-name="T9">price</text:span><text:span text:style-name="T7"> </text:span><text:span text:style-name="T2">DECIMAL(10,2) NOT NULL</text:span><text:span text:style-name="T7">,</text:span></text:p>
            <text:p text:style-name="P20"><text:span text:style-name="T9"><text:s text:c="4"/></text:span><text:span text:style-name="T9">stock</text:span><text:span text:style-name="T7"> </text:span><text:span text:style-name="T2">INTEGER NOT NULL</text:span></text:p>
            <text:p><text:span text:style-name="T3">);</text:span></text:p>
            <text:p><text:span text:style-name="T3"/></text:p>
            <text:p><text:span text:style-name="T3"/></text:p>
            <text:p text:style-name="P20"><text:span text:style-name="T2">INSERT INTO</text:span><text:span text:style-name="T5"> product (store_id, name, description, image_url, price, stock)</text:span></text:p>
            <text:p text:style-name="P20"><text:span text:style-name="T2">SELECT</text:span></text:p>
            <text:p text:style-name="P20"><text:span text:style-name="T5"><text:s text:c="4"/></text:span><text:span text:style-name="T5">id % 10 + 1,</text:span></text:p>
            <text:p text:style-name="P20"><text:span text:style-name="T5"><text:s text:c="4"/></text:span><text:span text:style-name="T5">CONCAT(</text:span><text:span text:style-name="T6">'Product '</text:span><text:span text:style-name="T5">, id),</text:span></text:p>
            <text:p text:style-name="P20"><text:span text:style-name="T5"><text:s text:c="4"/></text:span><text:span text:style-name="T5">CONCAT(</text:span><text:span text:style-name="T6">'Description '</text:span><text:span text:style-name="T5">, id),</text:span></text:p>
            <text:p text:style-name="P20"><text:span text:style-name="T14"><text:s text:c="4"/></text:span><text:span text:style-name="T14">CONCAT(</text:span><text:span text:style-name="T20">'https://example.com/product/'</text:span><text:span text:style-name="T14">, id, </text:span><text:span text:style-name="T6">'.jpg'</text:span><text:span text:style-name="T5">),</text:span></text:p>
            <text:p text:style-name="P20"><text:span text:style-name="T5"><text:s text:c="4"/></text:span><text:span text:style-name="T5">random() * 100,</text:span></text:p>
            <text:p text:style-name="P20"><text:span text:style-name="T5"><text:s text:c="4"/></text:span><text:span text:style-name="T5">random() * 100</text:span></text:p>
            <text:p text:style-name="P20"><text:span text:style-name="T2">FROM</text:span><text:span text:style-name="T5"> generate_series(1, 2000000) AS id;</text:span></text:p>
            <text:p text:style-name="P20"><text:span text:style-name="T5"/></text:p>
            <text:p text:style-name="P20"><text:span text:style-name="T5"/></text:p>
            <text:p text:style-name="P20"><text:span text:style-name="T5"/></text:p>
          </draw:text-box>
        </draw:frame>
        <presentation:notes draw:style-name="dp2">
          <draw:page-thumbnail draw:style-name="gr1" draw:layer="layout" svg:width="14.848cm" svg:height="11.136cm" svg:x="3.075cm" svg:y="2.257cm" draw:page-number="9" presentation:class="page"/>
          <draw:frame presentation:style-name="pr18" draw:text-style-name="P21" draw:layer="layout" svg:width="16.799cm" svg:height="13.364cm" svg:x="2.1cm" svg:y="14.107cm" presentation:class="notes" presentation:user-transformed="true">
            <draw:text-box>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0"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2" draw:text-style-name="P26" draw:layer="layout" svg:width="22.443cm" svg:height="9.656cm" svg:x="1.5cm" svg:y="3cm">
          <draw:text-box>
            <text:p text:style-name="P20"><text:span text:style-name="T2">SELECT</text:span></text:p>
            <text:p text:style-name="P20"><text:span text:style-name="T4"><text:s text:c="4"/></text:span><text:span text:style-name="T7">t.</text:span><text:span text:style-name="T5">relpages,</text:span><text:span text:style-name="T4"> -- Number of pages</text:span></text:p>
            <text:p text:style-name="P20"><text:span text:style-name="T4"><text:s text:c="3"/></text:span><text:span text:style-name="T7"><text:s/></text:span><text:span text:style-name="T7">to_char(t.reltuples, </text:span><text:span text:style-name="T6">'999,999,999'</text:span><text:span text:style-name="T7">) as reltuples</text:span><text:span text:style-name="T5">,</text:span><text:span text:style-name="T4"> -- Number of rows</text:span></text:p>
            <text:p text:style-name="P20"><text:span text:style-name="T4"><text:s text:c="4"/></text:span><text:span text:style-name="T7">t.r</text:span><text:span text:style-name="T5">elhasindex,</text:span><text:span text:style-name="T4"> <text:s/>-- Has an index</text:span></text:p>
            <text:p text:style-name="P20"><text:span text:style-name="T5"><text:s/></text:span></text:p>
            <text:p text:style-name="P20"><text:span text:style-name="T5"><text:s text:c="4"/></text:span><text:span text:style-name="T5">i.indisunique, </text:span><text:span text:style-name="T4">-- Is unique</text:span></text:p>
            <text:p text:style-name="P20"><text:span text:style-name="T5"><text:s text:c="4"/></text:span><text:span text:style-name="T5">i.indisprimary, </text:span><text:span text:style-name="T4">-- Is primary key</text:span></text:p>
            <text:p text:style-name="P20"><text:span text:style-name="T5"><text:s text:c="4"/></text:span><text:span text:style-name="T5">i.indisclustered, </text:span><text:span text:style-name="T4">-- Is clustered</text:span></text:p>
            <text:p text:style-name="P20"><text:span text:style-name="T5"><text:s text:c="4"/></text:span><text:span text:style-name="T5">i.indkey </text:span><text:span text:style-name="T4">-- Array of columns included in the index</text:span></text:p>
            <text:p text:style-name="P20"><text:span text:style-name="T4"/></text:p>
            <text:p text:style-name="P20"><text:span text:style-name="T4"><text:s text:c="4"/></text:span><text:span text:style-name="T7">ti.</text:span><text:span text:style-name="T5">relpages,</text:span><text:span text:style-name="T4"> -- Number of pages</text:span></text:p>
            <text:p text:style-name="P20"><text:span text:style-name="T4"><text:s text:c="3"/></text:span><text:span text:style-name="T7"><text:s/></text:span><text:span text:style-name="T7">to_char(ti.reltuples, </text:span><text:span text:style-name="T6">'999,999,999'</text:span><text:span text:style-name="T7">) as reltuples</text:span><text:span text:style-name="T5">,</text:span><text:span text:style-name="T4"> -- Number of rows</text:span></text:p>
            <text:p text:style-name="P20"><text:span text:style-name="T2">FROM</text:span><text:span text:style-name="T4"> </text:span><text:span text:style-name="T15">pg_class t</text:span></text:p>
            <text:p text:style-name="P20"><text:span text:style-name="T15"><text:s text:c="4"/></text:span><text:span text:style-name="T21">JOIN</text:span><text:span text:style-name="T22"> </text:span><text:span text:style-name="T15">pg_index i </text:span><text:span text:style-name="T21">ON</text:span><text:span text:style-name="T22"> i.indrelid = t.oid</text:span></text:p>
            <text:p text:style-name="P20"><text:span text:style-name="T21"><text:s text:c="4"/></text:span><text:span text:style-name="T21">JOIN</text:span><text:span text:style-name="T22"> </text:span><text:span text:style-name="T15">pg_index ti </text:span><text:span text:style-name="T21">ON</text:span><text:span text:style-name="T22"> i.indrelid = ti.oid</text:span></text:p>
            <text:p text:style-name="P20"><text:span text:style-name="T2">WHERE</text:span><text:span text:style-name="T4"> </text:span><text:span text:style-name="T5">t.relname = </text:span><text:span text:style-name="T6">'product'</text:span><text:span text:style-name="T5">;</text:span></text:p>
            <text:p text:style-name="P20"><text:span text:style-name="T5"/></text:p>
            <text:p text:style-name="P20"><text:span text:style-name="T5"/></text:p>
            <text:p text:style-name="P20"><text:span text:style-name="T5"/></text:p>
          </draw:text-box>
        </draw:frame>
        <draw:frame draw:style-name="gr15" draw:layer="layout" svg:width="27.515cm" svg:height="1.391cm" svg:x="0.22cm" svg:y="11.654cm">
          <table:table table:template-name="blue-gray"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5" table:default-cell-style-name="ce3">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relpages</text:span></text:p>
              </table:table-cell>
              <table:table-cell>
                <text:p text:style-name="P16"><text:span text:style-name="T3">reltuples</text:span></text:p>
              </table:table-cell>
            </table:table-row>
            <table:table-row table:style-name="ro4" table:default-cell-style-name="ce3">
              <table:table-cell table:style-name="ce4">
                <text:p text:style-name="P27"><text:span text:style-name="T3">32769</text:span></text:p>
              </table:table-cell>
              <table:table-cell table:style-name="ce4">
                <text:p text:style-name="P27"><text:span text:style-name="T3">1,999,957</text:span></text:p>
              </table:table-cell>
              <table:table-cell>
                <text:p text:style-name="P16"><text:span text:style-name="T3">t</text:span></text:p>
              </table:table-cell>
              <table:table-cell>
                <text:p text:style-name="P16"><text:span text:style-name="T3">t</text:span></text:p>
              </table:table-cell>
              <table:table-cell>
                <text:p text:style-name="P16"><text:span text:style-name="T3">t</text:span></text:p>
              </table:table-cell>
              <table:table-cell>
                <text:p text:style-name="P16"><text:span text:style-name="T3">f</text:span></text:p>
              </table:table-cell>
              <table:table-cell>
                <text:p text:style-name="P16"><text:span text:style-name="T3">1</text:span></text:p>
              </table:table-cell>
              <table:table-cell>
                <text:p text:style-name="P16"><text:span text:style-name="T3">5486</text:span></text:p>
              </table:table-cell>
              <table:table-cell>
                <text:p text:style-name="P16"><text:span text:style-name="T3">1,999,957</text:span></text:p>
              </table:table-cell>
            </table:table-row>
          </table:table>
          <draw:image xlink:href="Pictures/TablePreview6.svm" xlink:type="simple" xlink:show="embed" xlink:actuate="onLoad"/>
        </draw:frame>
        <draw:custom-shape draw:style-name="gr23" draw:text-style-name="P8" draw:layer="layout" svg:width="1cm" svg:height="8.473cm" draw:transform="rotate (-1.5707963267949) translate (8.717cm 13.233cm)">
          <text:p/>
          <draw:enhanced-geometry svg:viewBox="0 0 21600 21600"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8" draw:layer="layout" svg:width="3.65cm" svg:height="0.962cm" svg:x="2.777cm" svg:y="14.062cm">
          <draw:text-box>
            <text:p><text:span text:style-name="T11">MainTable</text:span></text:p>
          </draw:text-box>
        </draw:frame>
        <draw:custom-shape draw:style-name="gr25" draw:text-style-name="P8" draw:layer="layout" svg:width="1cm" svg:height="18.73cm" draw:transform="rotate (-1.5707963267949) translate (27.71cm 13.298cm)">
          <text:p/>
          <draw:enhanced-geometry svg:viewBox="0 0 21600 21600" draw:mirror-horizontal="false" draw:mirror-vertical="false"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8" draw:layer="layout" svg:width="6.825cm" svg:height="1.19cm" svg:x="14.813cm" svg:y="14.127cm">
          <draw:text-box>
            <text:p><text:span text:style-name="T11">Primary unique Index</text:span></text:p>
          </draw:text-box>
        </draw:frame>
        <presentation:notes draw:style-name="dp2">
          <draw:page-thumbnail draw:style-name="gr1"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p text:style-name="P12"><text:span text:style-name="T12">Number of pages: </text:span><text:span text:style-name="T23">32,768</text:span></text:p>
              <text:p text:style-name="P12"><text:span text:style-name="T12">Number of tuples: </text:span><text:span text:style-name="T23">1,999,957</text:span><text:span text:style-name="T12"> (~2M rows)</text:span></text:p>
              <text:p text:style-name="P12"><text:span text:style-name="T12">The table has an index? Why?</text:span></text:p>
              <text:p text:style-name="P12"><text:span text:style-name="T12">The serial primary key creates this UNIQUE index</text:span></text:p>
              <text:p text:style-name="P12"><text:span text:style-name="T12"/></text:p>
              <text:p text:style-name="P12"><text:span text:style-name="T12">Number of pages: </text:span><text:span text:style-name="T23">5,486</text:span></text:p>
              <text:p text:style-name="P12"><text:span text:style-name="T12">Number of tuples: </text:span><text:span text:style-name="T23">1,999,957</text:span><text:span text:style-name="T12"> (~2M rows)</text:span></text:p>
              <text:p text:style-name="P12"><text:span text:style-name="T12">Index on colum #1 (id)</text:span></text:p>
              <text:p text:style-name="P12"><text:span text:style-name="T12"/></text:p>
              <text:p text:style-name="P12"><text:span text:style-name="T12"/></text:p>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1" draw:style-name="dp1" draw:master-page-name="Forestbird2_5f__5f_" presentation:presentation-page-layout-name="AL2T1">
        <office:forms form:automatic-focus="false" form:apply-design-mode="false"/>
        <draw:frame presentation:style-name="pr19" draw:text-style-name="P22" draw:layer="layout" svg:width="25cm" svg:height="2.5cm" svg:x="1.5cm" svg:y="0.5cm" presentation:class="title" presentation:user-transformed="true">
          <draw:text-box>
            <text:p text:style-name="P22">Indexing</text:p>
          </draw:text-box>
        </draw:frame>
        <draw:frame draw:style-name="gr27"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28" draw:layer="layout" svg:width="6.42cm" svg:height="0.961cm" svg:x="17.159cm" svg:y="4.967cm">
          <draw:text-box>
            <text:p>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20" draw:text-style-name="P21" draw:layer="layout" svg:width="16.799cm" svg:height="13.364cm" svg:x="2.1cm" svg:y="14.107cm" presentation:class="notes" presentation:user-transformed="true">
            <draw:text-box>
              <text:p text:style-name="P12"><text:span text:style-name="T12">Given that our query is by store_id and we have no index on store_id, the planner will execute a sequential scan of the whole table.</text:span></text:p>
              <text:p text:style-name="P12"><text:span text:style-name="T12"/></text:p>
              <text:p text:style-name="P12"><text:span text:style-name="T12"/></text:p>
              <text:p text:style-name="P12"><text:span text:style-name="T12">The cost to do that is to fetch every single page and compute to check if the store_id is equal to the one we are looking for.</text:span></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current/runtime-config-query.html#GUC-SEQ-PAGE-COST" xlink:type="simple">https://www.postgresql.org/docs/current/runtime-config-query.html#GUC-SEQ-PAGE-COST</text:a></text:span></text:p>
              <text:p text:style-name="P12"><text:span text:style-name="T12"/></text:p>
            </draw:text-box>
          </draw:frame>
        </presentation:notes>
      </draw:page>
      <draw:page draw:name="page12"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9.146cm" svg:y1="9.725cm" svg:x2="5.111cm" svg:y2="10.981cm">
          <text:p/>
        </draw:line>
        <draw:line draw:style-name="gr6" draw:text-style-name="P6" draw:layer="layout" svg:x1="9.146cm" svg:y1="9.725cm" svg:x2="21.94cm" svg:y2="12.533cm">
          <text:p/>
        </draw:line>
        <draw:frame draw:style-name="gr34" draw:text-style-name="P26" draw:layer="layout" svg:width="7.041cm" svg:height="1.889cm" svg:x="1.734cm" svg:y="3.124cm">
          <draw:text-box>
            <text:p text:style-name="P20"><text:span text:style-name="T8">CREATE INDEX</text:span><text:span text:style-name="T14"> ix_product</text:span><text:span text:style-name="T8"><text:line-break/></text:span><text:span text:style-name="T8">ON </text:span><text:span text:style-name="T9">product</text:span><text:span text:style-name="T9"><text:line-break/></text:span><text:span text:style-name="T2">USING </text:span><text:span text:style-name="T3">btree (store_id);</text:span></text:p>
          </draw:text-box>
        </draw:frame>
        <draw:frame draw:style-name="gr35" draw:text-style-name="P26" draw:layer="layout" svg:width="7.041cm" svg:height="1.874cm" svg:x="10.749cm" svg:y="2.91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custom-shape draw:style-name="gr36" draw:text-style-name="P3" draw:layer="layout" svg:width="9.106cm" svg:height="4.415cm" svg:x="8.467cm" svg:y="5.312cm">
          <text:p/>
          <draw:enhanced-geometry svg:viewBox="0 0 21600 21600" draw:type="rectangle" draw:enhanced-path="M 0 0 L 21600 0 21600 21600 0 21600 0 0 Z N"/>
        </draw:custom-shape>
        <draw:custom-shape draw:style-name="gr31" draw:text-style-name="P5" draw:layer="layout" svg:width="1.634cm" svg:height="1.5cm" svg:x="12.175cm" svg:y="5.322cm">
          <text:p text:style-name="P4">PI<text:span text:style-name="T24">0</text:span></text:p>
          <draw:enhanced-geometry svg:viewBox="0 0 21600 21600" draw:type="rectangle" draw:enhanced-path="M 0 0 L 21600 0 21600 21600 0 21600 0 0 Z N"/>
        </draw:custom-shape>
        <draw:custom-shape draw:style-name="gr31" draw:text-style-name="P5" xml:id="id6" draw:id="id6" draw:layer="layout" svg:width="1.634cm" svg:height="1.5cm" svg:x="15.939cm" svg:y="8.227cm">
          <text:p text:style-name="P4">PI<text:span text:style-name="T24">1</text:span></text:p>
          <draw:enhanced-geometry svg:viewBox="0 0 21600 21600" draw:type="rectangle" draw:enhanced-path="M 0 0 L 21600 0 21600 21600 0 21600 0 0 Z N"/>
        </draw:custom-shape>
        <draw:custom-shape draw:style-name="gr31" draw:text-style-name="P5" xml:id="id5" draw:id="id5" draw:layer="layout" svg:width="1.634cm" svg:height="1.5cm" svg:x="8.467cm" svg:y="8.227cm">
          <text:p text:style-name="P4">PI<text:span text:style-name="T24">1</text:span></text:p>
          <draw:enhanced-geometry svg:viewBox="0 0 21600 21600" draw:type="rectangle" draw:enhanced-path="M 0 0 L 21600 0 21600 21600 0 21600 0 0 Z N"/>
        </draw:custom-shape>
        <draw:line draw:style-name="gr6" draw:text-style-name="P6" draw:layer="layout" svg:x1="12.96cm" svg:y1="6.73cm" svg:x2="9.386cm" svg:y2="8.227cm">
          <text:p/>
        </draw:line>
        <draw:line draw:style-name="gr37" draw:text-style-name="P6" draw:layer="layout" svg:x1="12.96cm" svg:y1="6.73cm" svg:x2="16.774cm" svg:y2="8.227cm">
          <text:p/>
        </draw:line>
        <draw:custom-shape draw:style-name="gr38" draw:text-style-name="P8" draw:layer="layout" svg:width="0.499cm" svg:height="4.353cm" draw:transform="rotate (3.12728095372344) translate (7.982cm 9.723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28" draw:layer="layout" svg:width="5.625cm" svg:height="0.961cm" svg:x="1.824cm" svg:y="6.985cm">
          <draw:text-box>
            <text:p>Each index page has many keys</text:p>
          </draw:text-box>
        </draw:frame>
        <draw:connector draw:style-name="gr39" draw:text-style-name="P8" draw:layer="layout" draw:type="line" svg:x1="10.101cm" svg:y1="8.977cm" svg:x2="15.939cm" svg:y2="8.977cm" draw:start-shape="id5" draw:start-glue-point="1" draw:end-shape="id6" draw:end-glue-point="3" svg:d="M10101 8977h5838" svg:viewBox="0 0 5839 1">
          <text:p/>
        </draw:connector>
        <draw:frame draw:style-name="gr32" draw:text-style-name="P28" draw:layer="layout" svg:width="8.398cm" svg:height="0.961cm" svg:x="17.678cm" svg:y="3.071cm">
          <draw:text-box>
            <text:p>Index Scan + Heap Fetch</text:p>
          </draw:text-box>
        </draw:frame>
        <draw:custom-shape draw:style-name="gr33" draw:text-style-name="P8" draw:layer="layout" svg:width="0.499cm" svg:height="1.607cm" svg:x="16.94cm" svg:y="2.812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 draw:text-style-name="P6" draw:layer="layout" svg:x1="9.167cm" svg:y1="9.736cm" svg:x2="8.25cm" svg:y2="11.001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22" draw:text-style-name="P21" draw:layer="layout" svg:width="16.799cm" svg:height="13.364cm" svg:x="2.1cm" svg:y="14.107cm" presentation:class="notes" presentation:user-transformed="true">
            <draw:text-box>
              <text:p text:style-name="P12"><text:span text:style-name="T12">Remember that index are also stored as pages, so each index page will have multiple rows with keys pointing to the data.</text:span></text:p>
              <text:p text:style-name="P12"><text:span text:style-name="T12"/></text:p>
              <text:p text:style-name="P12"><text:span text:style-name="T12">The tree structure is for binary search and basically repeate just one of the keys in the bottom and top node.</text:span></text:p>
              <text:p text:style-name="P12"><text:span text:style-name="T12"/></text:p>
              <text:p text:style-name="P12"><text:span text:style-name="T12">In our example, we can imagine that the top page will have all the store_id (1 to 10). Then once the page get full will repeate one key in a new bottom row and add below those number to the left and above that number to the right.</text:span></text:p>
              <text:p text:style-name="P12"><text:span text:style-name="T12"/></text:p>
            </draw:text-box>
          </draw:frame>
        </presentation:notes>
      </draw:page>
      <draw:page draw:name="page13"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9.146cm" svg:y1="9.725cm" svg:x2="6.623cm" svg:y2="10.972cm">
          <text:p/>
        </draw:line>
        <draw:line draw:style-name="gr6" draw:text-style-name="P6" draw:layer="layout" svg:x1="9.146cm" svg:y1="9.725cm" svg:x2="8.293cm" svg:y2="11.001cm">
          <text:p/>
        </draw:line>
        <draw:frame draw:style-name="gr40" draw:text-style-name="P26" draw:layer="layout" svg:width="7.041cm" svg:height="1.241cm" svg:x="1.734cm" svg:y="3.124cm">
          <draw:text-box>
            <text:p text:style-name="P20"><text:span text:style-name="T8">CLUSTER </text:span><text:span text:style-name="T14">product</text:span><text:span text:style-name="T8"><text:line-break/></text:span><text:span text:style-name="T8">USING </text:span><text:span text:style-name="T9">ix_roduct</text:span><text:span text:style-name="T3">;</text:span></text:p>
          </draw:text-box>
        </draw:frame>
        <draw:frame draw:style-name="gr41" draw:text-style-name="P26" draw:layer="layout" svg:width="7.041cm" svg:height="1.874cm" svg:x="10.749cm" svg:y="2.91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custom-shape draw:style-name="gr36" draw:text-style-name="P3" draw:layer="layout" svg:width="9.106cm" svg:height="4.415cm" svg:x="8.467cm" svg:y="5.312cm">
          <text:p/>
          <draw:enhanced-geometry svg:viewBox="0 0 21600 21600" draw:type="rectangle" draw:enhanced-path="M 0 0 L 21600 0 21600 21600 0 21600 0 0 Z N"/>
        </draw:custom-shape>
        <draw:custom-shape draw:style-name="gr31" draw:text-style-name="P5" draw:layer="layout" svg:width="1.634cm" svg:height="1.5cm" svg:x="12.175cm" svg:y="5.322cm">
          <text:p text:style-name="P4">PI<text:span text:style-name="T24">0</text:span></text:p>
          <draw:enhanced-geometry svg:viewBox="0 0 21600 21600" draw:type="rectangle" draw:enhanced-path="M 0 0 L 21600 0 21600 21600 0 21600 0 0 Z N"/>
        </draw:custom-shape>
        <draw:custom-shape draw:style-name="gr31" draw:text-style-name="P5" xml:id="id8" draw:id="id8" draw:layer="layout" svg:width="1.634cm" svg:height="1.5cm" svg:x="15.939cm" svg:y="8.227cm">
          <text:p text:style-name="P4">PI<text:span text:style-name="T24">1</text:span></text:p>
          <draw:enhanced-geometry svg:viewBox="0 0 21600 21600" draw:type="rectangle" draw:enhanced-path="M 0 0 L 21600 0 21600 21600 0 21600 0 0 Z N"/>
        </draw:custom-shape>
        <draw:custom-shape draw:style-name="gr31" draw:text-style-name="P5" xml:id="id7" draw:id="id7" draw:layer="layout" svg:width="1.634cm" svg:height="1.5cm" svg:x="8.467cm" svg:y="8.227cm">
          <text:p text:style-name="P4">PI<text:span text:style-name="T24">1</text:span></text:p>
          <draw:enhanced-geometry svg:viewBox="0 0 21600 21600" draw:type="rectangle" draw:enhanced-path="M 0 0 L 21600 0 21600 21600 0 21600 0 0 Z N"/>
        </draw:custom-shape>
        <draw:line draw:style-name="gr6" draw:text-style-name="P6" draw:layer="layout" svg:x1="12.96cm" svg:y1="6.73cm" svg:x2="9.386cm" svg:y2="8.227cm">
          <text:p/>
        </draw:line>
        <draw:line draw:style-name="gr37" draw:text-style-name="P6" draw:layer="layout" svg:x1="12.96cm" svg:y1="6.73cm" svg:x2="16.774cm" svg:y2="8.227cm">
          <text:p/>
        </draw:line>
        <draw:custom-shape draw:style-name="gr38" draw:text-style-name="P8" draw:layer="layout" svg:width="0.499cm" svg:height="4.353cm" draw:transform="rotate (3.12728095372344) translate (7.982cm 9.723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28" draw:layer="layout" svg:width="5.625cm" svg:height="0.961cm" svg:x="1.824cm" svg:y="6.985cm">
          <draw:text-box>
            <text:p>Each index page has many keys</text:p>
          </draw:text-box>
        </draw:frame>
        <draw:connector draw:style-name="gr39" draw:text-style-name="P8" draw:layer="layout" draw:type="line" svg:x1="10.101cm" svg:y1="8.977cm" svg:x2="15.939cm" svg:y2="8.977cm" draw:start-shape="id7" draw:start-glue-point="1" draw:end-shape="id8" draw:end-glue-point="3" svg:d="M10101 8977h5838" svg:viewBox="0 0 5839 1">
          <text:p/>
        </draw:connector>
        <draw:frame draw:style-name="gr32" draw:text-style-name="P28" draw:layer="layout" svg:width="8.398cm" svg:height="0.961cm" svg:x="17.678cm" svg:y="3.071cm">
          <draw:text-box>
            <text:p>Index Scan + Heap Fetch</text:p>
          </draw:text-box>
        </draw:frame>
        <draw:custom-shape draw:style-name="gr33" draw:text-style-name="P8" draw:layer="layout" svg:width="0.499cm" svg:height="1.607cm" svg:x="16.94cm" svg:y="2.812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22" draw:text-style-name="P21" draw:layer="layout" svg:width="16.799cm" svg:height="13.364cm" svg:x="2.1cm" svg:y="14.107cm" presentation:class="notes" presentation:user-transformed="true">
            <draw:text-box>
              <text:p text:style-name="P12"><text:span text:style-name="T12">Remember that index are also stored as pages, so each index page will have multiple rows with keys pointing to the data.</text:span></text:p>
              <text:p text:style-name="P12"><text:span text:style-name="T12"/></text:p>
              <text:p text:style-name="P12"><text:span text:style-name="T12">The tree structure is for binary search and basically repeate just one of the keys in the bottom and top node.</text:span></text:p>
              <text:p text:style-name="P12"><text:span text:style-name="T12"/></text:p>
              <text:p text:style-name="P12"><text:span text:style-name="T12">In our example, we can imagine that the top page will have all the store_id (1 to 10). Then once the page get full will repeate one key in a new bottom row and add below those number to the left and above that number to the right.</text:span></text:p>
              <text:p text:style-name="P12"><text:span text:style-name="T12"/></text:p>
            </draw:text-box>
          </draw:frame>
        </presentation:notes>
      </draw:page>
      <draw:page draw:name="page14"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Explain (Lab)</text:p>
          </draw:text-box>
        </draw:frame>
        <draw:frame presentation:style-name="pr24" draw:text-style-name="P29"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e query and show what actually happened. It will drop the end result and show just the plan.</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5" draw:text-style-name="P30" draw:layer="layout" svg:width="16.799cm" svg:height="13.364cm" svg:x="2.1cm" svg:y="14.107cm" presentation:class="notes" presentation:placeholder="true">
            <draw:text-box/>
          </draw:frame>
        </presentation:notes>
      </draw:page>
      <draw:page draw:name="page15"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Next Session: Monitoring</text:p>
          </draw:text-box>
        </draw:frame>
        <draw:frame presentation:style-name="pr24" draw:layer="layout" svg:width="25cm" svg:height="9cm" svg:x="1.5cm" svg:y="3.5cm" presentation:class="outline" presentation:user-transformed="true">
          <draw:text-box>
            <text:p>The extension <text:span text:style-name="T18">pg_stat_statements</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13" svg:d="M0 13l10-13 10 13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13" svg:d="M0 13l10-13 10 13z"/>
    <draw:stroke-dash draw:name="Dashed_20__28_var_29__20_2" draw:display-name="Dashed (var) 2" draw:style="rect" draw:dots1="1" draw:dots1-length="0.02cm" draw:dots2="1" draw:dots2-length="0.02cm" draw:distance="0.02cm"/>
    <draw:stroke-dash draw:name="Dot_20__28_Rounded_29_" draw:display-name="Dot (Rounded)" draw:style="round" draw:dots1="1" draw:dots1-length="20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title-with-border" style:family="table-cell" style:parent-style-name="default">
      <loext:graphic-properties draw:fill="solid" draw:fill-color="#5983b0"/>
      <style:paragraph-properties fo:border="0.28pt solid #666666"/>
      <style:text-properties fo:color="#ffffff" loext:opacity="100%"/>
    </style:style>
    <table:table-template table:name="blue-gray">
      <table:first-row table:style-name="blue-title-with-border"/>
      <table:last-row table:style-name="blue-title-with-border"/>
      <table:first-column table:style-name="blue-title-with-border"/>
      <table:last-column table:style-name="blue-title-with-border"/>
      <table:body table:style-name="white-with-border"/>
      <table:odd-rows table:style-name="gray-with-border"/>
      <table:odd-columns table:style-name="gray-with-border"/>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background" style:display-name="Forestbird2__-background" style:family="presentation">
      <style:graphic-properties draw:stroke="none" draw:fill="none" style:repeat="stretch"/>
      <style:text-properties style:letter-kerning="true"/>
    </style:style>
    <style:style style:name="Forestbird2_5f__5f_-backgroundobjects" style:display-name="Forestbird2__-backgroundobjects" style:family="presentation">
      <style:graphic-properties draw:textarea-horizontal-align="justify" draw:shadow="hidden" draw:shadow-offset-x="0.2cm" draw:shadow-offset-y="0.2cm" draw:shadow-color="#808080"/>
      <style:text-properties style:letter-kerning="true"/>
    </style:style>
    <style:style style:name="Forestbird2_5f__5f_-notes" style:display-name="Forestbird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outline1" style:display-name="Forestbird2__-outline1" style:family="presentation">
      <style:graphic-properties draw:stroke="none" draw:fill="none" draw:auto-grow-height="false" draw:fit-to-size="false" style:shrink-to-fit="true">
        <text:list-style style:name="Forestbird2_5f__5f_-outline1" style:display-name="Forestbird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outline2" style:display-name="Forestbird2__-outline2" style:family="presentation" style:parent-style-name="Forestbird2_5f__5f_-outline1">
      <style:paragraph-properties fo:margin-left="0cm" fo:margin-right="0cm" fo:margin-top="0.3cm" fo:margin-bottom="0cm" fo:text-indent="0cm"/>
      <style:text-properties fo:font-size="21pt" style:font-size-asian="21pt" style:font-size-complex="21pt"/>
    </style:style>
    <style:style style:name="Forestbird2_5f__5f_-outline3" style:display-name="Forestbird2__-outline3" style:family="presentation" style:parent-style-name="Forestbird2_5f__5f_-outline2">
      <style:paragraph-properties fo:margin-left="0cm" fo:margin-right="0cm" fo:margin-top="0.224cm" fo:margin-bottom="0cm" fo:text-indent="0cm"/>
      <style:text-properties fo:font-size="18pt" style:font-size-asian="18pt" style:font-size-complex="18pt"/>
    </style:style>
    <style:style style:name="Forestbird2_5f__5f_-outline4" style:display-name="Forestbird2__-outline4" style:family="presentation" style:parent-style-name="Forestbird2_5f__5f_-outline3">
      <style:paragraph-properties fo:margin-left="0cm" fo:margin-right="0cm" fo:margin-top="0.149cm" fo:margin-bottom="0cm" fo:text-indent="0cm"/>
      <style:text-properties fo:font-size="15pt" style:font-size-asian="15pt" style:font-size-complex="15pt"/>
    </style:style>
    <style:style style:name="Forestbird2_5f__5f_-outline5" style:display-name="Forestbird2__-outline5" style:family="presentation" style:parent-style-name="Forestbird2_5f__5f_-outline4">
      <style:paragraph-properties fo:margin-left="0cm" fo:margin-right="0cm" fo:margin-top="0.074cm" fo:margin-bottom="0cm" fo:text-indent="0cm"/>
    </style:style>
    <style:style style:name="Forestbird2_5f__5f_-outline6" style:display-name="Forestbird2__-outline6" style:family="presentation" style:parent-style-name="Forestbird2_5f__5f_-outline5"/>
    <style:style style:name="Forestbird2_5f__5f_-outline7" style:display-name="Forestbird2__-outline7" style:family="presentation" style:parent-style-name="Forestbird2_5f__5f_-outline6"/>
    <style:style style:name="Forestbird2_5f__5f_-outline8" style:display-name="Forestbird2__-outline8" style:family="presentation" style:parent-style-name="Forestbird2_5f__5f_-outline7"/>
    <style:style style:name="Forestbird2_5f__5f_-outline9" style:display-name="Forestbird2__-outline9" style:family="presentation" style:parent-style-name="Forestbird2_5f__5f_-outline8"/>
    <style:style style:name="Forestbird2_5f__5f_-subtitle" style:display-name="Forestbird2__-subtitle" style:family="presentation">
      <style:graphic-properties draw:stroke="none" draw:fill="none" draw:textarea-vertical-align="middle">
        <text:list-style style:name="Forestbird2_5f__5f_-subtitle" style:display-name="Forestbird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title" style:display-name="Forestbird2__-title" style:family="presentation">
      <style:graphic-properties draw:stroke="none" draw:fill="none" draw:textarea-vertical-align="middle">
        <text:list-style style:name="Forestbird2_5f__5f_-title" style:display-name="Forestbird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_5f_-background" style:display-name="Forestbird2___-background" style:family="presentation">
      <style:graphic-properties draw:stroke="none" draw:fill="none" style:repeat="stretch"/>
      <style:text-properties style:letter-kerning="true"/>
    </style:style>
    <style:style style:name="Forestbird2_5f__5f__5f_-backgroundobjects" style:display-name="Forestbird2___-backgroundobjects" style:family="presentation">
      <style:graphic-properties draw:textarea-horizontal-align="justify" draw:shadow="hidden" draw:shadow-offset-x="0.2cm" draw:shadow-offset-y="0.2cm" draw:shadow-color="#808080"/>
      <style:text-properties style:letter-kerning="true"/>
    </style:style>
    <style:style style:name="Forestbird2_5f__5f__5f_-notes" style:display-name="Forestbird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_5f_-outline1" style:display-name="Forestbird2___-outline1" style:family="presentation">
      <style:graphic-properties draw:stroke="none" draw:fill="none" draw:auto-grow-height="false" draw:fit-to-size="false" style:shrink-to-fit="true">
        <text:list-style style:name="Forestbird2_5f__5f__5f_-outline1" style:display-name="Forestbird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_5f_-outline2" style:display-name="Forestbird2___-outline2" style:family="presentation" style:parent-style-name="Forestbird2_5f__5f__5f_-outline1">
      <style:paragraph-properties fo:margin-left="0cm" fo:margin-right="0cm" fo:margin-top="0.3cm" fo:margin-bottom="0cm" fo:text-indent="0cm"/>
      <style:text-properties fo:font-size="21pt" style:font-size-asian="21pt" style:font-size-complex="21pt"/>
    </style:style>
    <style:style style:name="Forestbird2_5f__5f__5f_-outline3" style:display-name="Forestbird2___-outline3" style:family="presentation" style:parent-style-name="Forestbird2_5f__5f__5f_-outline2">
      <style:paragraph-properties fo:margin-left="0cm" fo:margin-right="0cm" fo:margin-top="0.224cm" fo:margin-bottom="0cm" fo:text-indent="0cm"/>
      <style:text-properties fo:font-size="18pt" style:font-size-asian="18pt" style:font-size-complex="18pt"/>
    </style:style>
    <style:style style:name="Forestbird2_5f__5f__5f_-outline4" style:display-name="Forestbird2___-outline4" style:family="presentation" style:parent-style-name="Forestbird2_5f__5f__5f_-outline3">
      <style:paragraph-properties fo:margin-left="0cm" fo:margin-right="0cm" fo:margin-top="0.149cm" fo:margin-bottom="0cm" fo:text-indent="0cm"/>
      <style:text-properties fo:font-size="15pt" style:font-size-asian="15pt" style:font-size-complex="15pt"/>
    </style:style>
    <style:style style:name="Forestbird2_5f__5f__5f_-outline5" style:display-name="Forestbird2___-outline5" style:family="presentation" style:parent-style-name="Forestbird2_5f__5f__5f_-outline4">
      <style:paragraph-properties fo:margin-left="0cm" fo:margin-right="0cm" fo:margin-top="0.074cm" fo:margin-bottom="0cm" fo:text-indent="0cm"/>
    </style:style>
    <style:style style:name="Forestbird2_5f__5f__5f_-outline6" style:display-name="Forestbird2___-outline6" style:family="presentation" style:parent-style-name="Forestbird2_5f__5f__5f_-outline5"/>
    <style:style style:name="Forestbird2_5f__5f__5f_-outline7" style:display-name="Forestbird2___-outline7" style:family="presentation" style:parent-style-name="Forestbird2_5f__5f__5f_-outline6"/>
    <style:style style:name="Forestbird2_5f__5f__5f_-outline8" style:display-name="Forestbird2___-outline8" style:family="presentation" style:parent-style-name="Forestbird2_5f__5f__5f_-outline7"/>
    <style:style style:name="Forestbird2_5f__5f__5f_-outline9" style:display-name="Forestbird2___-outline9" style:family="presentation" style:parent-style-name="Forestbird2_5f__5f__5f_-outline8"/>
    <style:style style:name="Forestbird2_5f__5f__5f_-subtitle" style:display-name="Forestbird2___-subtitle" style:family="presentation">
      <style:graphic-properties draw:stroke="none" draw:fill="none" draw:textarea-vertical-align="middle">
        <text:list-style style:name="Forestbird2_5f__5f__5f_-subtitle" style:display-name="Forestbird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_5f_-title" style:display-name="Forestbird2___-title" style:family="presentation">
      <style:graphic-properties draw:stroke="none" draw:fill="none" draw:textarea-vertical-align="middle">
        <text:list-style style:name="Forestbird2_5f__5f__5f_-title" style:display-name="Forestbird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2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2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2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2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2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2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2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2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2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4.848cm" svg:height="11.136cm" svg:x="3.075cm" svg:y="2.257cm" presentation:class="page"/>
        <draw:frame presentation:style-name="Forestbird3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4.848cm" svg:height="11.136cm" svg:x="3.075cm" svg:y="2.257cm" presentation:class="page"/>
        <draw:frame presentation:style-name="Forestbird3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 style:display-name="Forestbird2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title" draw:layer="backgroundobjects" svg:width="25cm" svg:height="2.5cm" svg:x="1.5cm" svg:y="0.5cm" presentation:class="title" presentation:placeholder="true">
        <draw:text-box/>
      </draw:frame>
      <draw:frame presentation:style-name="Forestbird2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_5f_-title" draw:layer="backgroundobjects" svg:width="14.848cm" svg:height="11.136cm" svg:x="3.075cm" svg:y="2.257cm" presentation:class="page"/>
        <draw:frame presentation:style-name="Forestbird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_5f_" style:display-name="Forestbird2_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_5f_-title" draw:layer="backgroundobjects" svg:width="25cm" svg:height="2.5cm" svg:x="1.5cm" svg:y="0.5cm" presentation:class="title" presentation:placeholder="true">
        <draw:text-box/>
      </draw:frame>
      <draw:frame presentation:style-name="Forestbird2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_5f_-title" draw:layer="backgroundobjects" svg:width="14.848cm" svg:height="11.136cm" svg:x="3.075cm" svg:y="2.257cm" presentation:class="page"/>
        <draw:frame presentation:style-name="Forestbird2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1T22:42:27.369000000</meta:creation-date>
    <meta:editing-duration>P10DT11H56M56S</meta:editing-duration>
    <meta:editing-cycles>25</meta:editing-cycles>
    <meta:generator>LibreOffice/7.6.2.1$Windows_X86_64 LibreOffice_project/56f7684011345957bbf33a7ee678afaf4d2ba333</meta:generator>
    <dc:title>Forestbird</dc:title>
    <dc:date>2023-11-07T23:39:11.602000000</dc:date>
    <meta:document-statistic meta:object-count="694"/>
  </office:meta>
</office:document-meta>
</file>